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>
      <style:text-properties fo:color="#1155cc" style:text-underline-style="solid" style:text-underline-color="font-color"/>
    </style:style>
    <style:style style:name="T1_3" style:family="text"/>
    <style:style style:name="T1_4" style:family="text">
      <style:text-properties fo:color="#1155cc" style:text-underline-style="solid" style:text-underline-color="font-color"/>
    </style:style>
    <style:style style:name="T1_5" style:family="text"/>
    <style:style style:name="T1_6" style:family="text">
      <style:text-properties fo:color="#1155cc" style:text-underline-style="solid" style:text-underline-color="font-color"/>
    </style:style>
    <style:style style:name="T1_7" style:family="text"/>
    <style:style style:name="T1_8" style:family="text">
      <style:text-properties fo:color="#1155cc" style:text-underline-style="solid" style:text-underline-color="font-color"/>
    </style:style>
    <style:style style:name="T1_9" style:family="text"/>
    <style:style style:name="T1_10" style:family="text">
      <style:text-properties fo:color="#1155cc" style:text-underline-style="solid" style:text-underline-color="font-color"/>
    </style:style>
    <style:style style:name="T1_11" style:family="text"/>
    <style:style style:name="T1_12" style:family="text">
      <style:text-properties fo:color="#1155cc" style:text-underline-style="solid" style:text-underline-color="font-color"/>
    </style:style>
    <style:style style:name="T1_13" style:family="text"/>
    <style:style style:name="T1_14" style:family="text">
      <style:text-properties fo:color="#1155cc" style:text-underline-style="solid" style:text-underline-color="font-color"/>
    </style:style>
    <style:style style:name="T1_15" style:family="text"/>
    <style:style style:name="T1_16" style:family="text">
      <style:text-properties fo:color="#1155cc" style:text-underline-style="solid" style:text-underline-color="font-color"/>
    </style:style>
    <style:style style:name="T1_17" style:family="text"/>
    <style:style style:name="T1_18" style:family="text">
      <style:text-properties fo:color="#1155cc" style:text-underline-style="solid" style:text-underline-color="font-color"/>
    </style:style>
    <style:style style:name="T1_19" style:family="text"/>
    <style:style style:name="T1_20" style:family="text">
      <style:text-properties fo:color="#1155cc" style:text-underline-style="solid" style:text-underline-color="font-color"/>
    </style:style>
    <style:style style:name="T1_21" style:family="text"/>
    <style:style style:name="T1_22" style:family="text">
      <style:text-properties fo:color="#1155cc" style:text-underline-style="solid" style:text-underline-color="font-color"/>
    </style:style>
    <style:style style:name="T1_23" style:family="text"/>
    <style:style style:name="T1_24" style:family="text">
      <style:text-properties fo:color="#1155cc" style:text-underline-style="solid" style:text-underline-color="font-color"/>
    </style:style>
    <style:style style:name="T1_25" style:family="text"/>
    <style:style style:name="T1_26" style:family="text">
      <style:text-properties fo:color="#1155cc" style:text-underline-style="solid" style:text-underline-color="font-color"/>
    </style:style>
    <style:style style:name="T1_27" style:family="text"/>
    <style:style style:name="T1_28" style:family="text">
      <style:text-properties fo:color="#1155cc" style:text-underline-style="solid" style:text-underline-color="font-color"/>
    </style:style>
    <style:style style:name="T1_29" style:family="text"/>
    <style:style style:name="T1_30" style:family="text">
      <style:text-properties fo:color="#1155cc" style:text-underline-style="solid" style:text-underline-color="font-color"/>
    </style:style>
    <style:style style:name="T1_31" style:family="text"/>
    <style:style style:name="T1_32" style:family="text">
      <style:text-properties fo:color="#1155cc" style:text-underline-style="solid" style:text-underline-color="font-color"/>
    </style:style>
    <style:style style:name="T1_33" style:family="text"/>
    <style:style style:name="T1_34" style:family="text">
      <style:text-properties fo:color="#1155cc" style:text-underline-style="solid" style:text-underline-color="font-color"/>
    </style:style>
    <style:style style:name="T1_35" style:family="text"/>
    <style:style style:name="T1_36" style:family="text">
      <style:text-properties fo:color="#1155cc" style:text-underline-style="solid" style:text-underline-color="font-color"/>
    </style:style>
    <style:style style:name="T1_37" style:family="text"/>
    <style:style style:name="T1_38" style:family="text">
      <style:text-properties fo:color="#1155cc" style:text-underline-style="solid" style:text-underline-color="font-color"/>
    </style:style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T1_97" style:family="text"/>
    <style:style style:name="T1_98" style:family="text"/>
    <style:style style:name="T1_99" style:family="text"/>
    <style:style style:name="T1_100" style:family="text"/>
    <style:style style:name="T1_101" style:family="text"/>
    <style:style style:name="T1_102" style:family="text"/>
    <style:style style:name="T1_103" style:family="text"/>
    <style:style style:name="T1_104" style:family="text"/>
    <style:style style:name="T1_105" style:family="text"/>
    <style:style style:name="T1_106" style:family="text"/>
    <style:style style:name="T1_107" style:family="text"/>
    <style:style style:name="T1_108" style:family="text"/>
    <style:style style:name="T1_109" style:family="text"/>
    <style:style style:name="T1_110" style:family="text"/>
    <style:style style:name="T1_111" style:family="text"/>
    <style:style style:name="T1_112" style:family="text"/>
    <style:style style:name="T1_113" style:family="text"/>
    <style:style style:name="T1_114" style:family="text"/>
    <style:style style:name="T1_115" style:family="text"/>
    <style:style style:name="T1_116" style:family="text"/>
    <style:style style:name="T1_117" style:family="text"/>
    <style:style style:name="T1_118" style:family="text"/>
    <style:style style:name="T1_119" style:family="text"/>
    <style:style style:name="T1_120" style:family="text"/>
    <style:style style:name="T1_121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/>
    <style:style style:name="T4_185" style:family="text"/>
    <style:style style:name="T4_186" style:family="text"/>
    <style:style style:name="T4_187" style:family="text"/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/>
    <style:style style:name="T4_196" style:family="text"/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/>
    <style:style style:name="T4_206" style:family="text"/>
    <style:style style:name="T4_207" style:family="text"/>
    <style:style style:name="T4_208" style:family="text"/>
    <style:style style:name="T4_209" style:family="text"/>
    <style:style style:name="T4_210" style:family="text"/>
    <style:style style:name="T4_211" style:family="text"/>
    <style:style style:name="T4_212" style:family="text"/>
    <style:style style:name="T4_213" style:family="text"/>
    <style:style style:name="T4_214" style:family="text"/>
    <style:style style:name="T4_215" style:family="text"/>
    <style:style style:name="T4_216" style:family="text"/>
    <style:style style:name="T4_217" style:family="text"/>
    <style:style style:name="T4_218" style:family="text"/>
    <style:style style:name="T4_219" style:family="text"/>
    <style:style style:name="T4_220" style:family="text"/>
    <style:style style:name="T4_221" style:family="text"/>
    <style:style style:name="T4_222" style:family="text"/>
    <style:style style:name="T4_223" style:family="text"/>
    <style:style style:name="T4_224" style:family="text"/>
    <style:style style:name="T4_225" style:family="text"/>
    <style:style style:name="T4_226" style:family="text"/>
    <style:style style:name="T4_227" style:family="text"/>
    <style:style style:name="T4_228" style:family="text"/>
    <style:style style:name="T4_229" style:family="text"/>
    <style:style style:name="T4_230" style:family="text"/>
    <style:style style:name="T4_231" style:family="text"/>
    <style:style style:name="T4_232" style:family="text"/>
    <style:style style:name="T4_233" style:family="text"/>
    <style:style style:name="T4_234" style:family="text"/>
    <style:style style:name="T4_235" style:family="text"/>
    <style:style style:name="T4_236" style:family="text"/>
    <style:style style:name="T4_237" style:family="text"/>
    <style:style style:name="T4_238" style:family="text"/>
    <style:style style:name="T4_239" style:family="text"/>
    <style:style style:name="T4_240" style:family="text"/>
    <style:style style:name="T4_241" style:family="text"/>
    <style:style style:name="T4_242" style:family="text"/>
    <style:style style:name="T4_243" style:family="text"/>
    <style:style style:name="T4_244" style:family="text"/>
    <style:style style:name="T4_245" style:family="text"/>
    <style:style style:name="T4_246" style:family="text"/>
    <style:style style:name="T4_247" style:family="text"/>
    <style:style style:name="T4_248" style:family="text"/>
    <style:style style:name="T4_249" style:family="text"/>
    <style:style style:name="T4_250" style:family="text"/>
    <style:style style:name="T4_251" style:family="text"/>
    <style:style style:name="T4_252" style:family="text"/>
    <style:style style:name="T4_253" style:family="text"/>
    <style:style style:name="T4_254" style:family="text"/>
    <style:style style:name="T4_255" style:family="text"/>
    <style:style style:name="T4_256" style:family="text"/>
    <style:style style:name="T4_257" style:family="text"/>
    <style:style style:name="T4_258" style:family="text"/>
    <style:style style:name="T4_259" style:family="text"/>
    <style:style style:name="T4_260" style:family="text"/>
    <style:style style:name="T4_261" style:family="text"/>
    <style:style style:name="T4_262" style:family="text"/>
    <style:style style:name="T4_263" style:family="text"/>
    <style:style style:name="T4_264" style:family="text"/>
    <style:style style:name="T4_265" style:family="text"/>
    <style:style style:name="T4_266" style:family="text"/>
    <style:style style:name="T4_267" style:family="text"/>
    <style:style style:name="T4_268" style:family="text"/>
    <style:style style:name="T4_269" style:family="text"/>
    <style:style style:name="T4_270" style:family="text"/>
    <style:style style:name="T4_271" style:family="text"/>
    <style:style style:name="T4_272" style:family="text"/>
    <style:style style:name="T4_273" style:family="text"/>
    <style:style style:name="T4_274" style:family="text"/>
    <style:style style:name="T4_275" style:family="text"/>
    <style:style style:name="T4_276" style:family="text"/>
    <style:style style:name="T4_277" style:family="text"/>
    <style:style style:name="T4_278" style:family="text"/>
    <style:style style:name="T4_279" style:family="text"/>
    <style:style style:name="T4_280" style:family="text"/>
    <style:style style:name="T4_281" style:family="text"/>
    <style:style style:name="T4_282" style:family="text"/>
    <style:style style:name="T4_283" style:family="text"/>
    <style:style style:name="T4_284" style:family="text"/>
    <style:style style:name="T4_285" style:family="text"/>
    <style:style style:name="T4_286" style:family="text"/>
    <style:style style:name="T4_287" style:family="text"/>
    <style:style style:name="T4_288" style:family="text"/>
    <style:style style:name="T4_289" style:family="text"/>
    <style:style style:name="T4_290" style:family="text"/>
    <style:style style:name="T4_291" style:family="text"/>
    <style:style style:name="T4_292" style:family="text"/>
    <style:style style:name="T4_293" style:family="text"/>
    <style:style style:name="T4_294" style:family="text"/>
    <style:style style:name="T4_295" style:family="text"/>
    <style:style style:name="T4_296" style:family="text"/>
    <style:style style:name="T4_297" style:family="text"/>
    <style:style style:name="T4_298" style:family="text"/>
    <style:style style:name="T4_299" style:family="text"/>
    <style:style style:name="T4_300" style:family="text"/>
    <style:style style:name="T4_301" style:family="text"/>
    <style:style style:name="T4_302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T6_189" style:family="text"/>
    <style:style style:name="T6_190" style:family="text"/>
    <style:style style:name="T6_191" style:family="text"/>
    <style:style style:name="T6_192" style:family="text"/>
    <style:style style:name="T6_193" style:family="text"/>
    <style:style style:name="T6_194" style:family="text"/>
    <style:style style:name="T6_195" style:family="text"/>
    <style:style style:name="T6_196" style:family="text"/>
    <style:style style:name="T6_197" style:family="text"/>
    <style:style style:name="T6_198" style:family="text"/>
    <style:style style:name="T6_199" style:family="text"/>
    <style:style style:name="T6_200" style:family="text"/>
    <style:style style:name="T6_201" style:family="text"/>
    <style:style style:name="T6_202" style:family="text"/>
    <style:style style:name="T6_203" style:family="text"/>
    <style:style style:name="T6_204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T7_213" style:family="text"/>
    <style:style style:name="T7_214" style:family="text"/>
    <style:style style:name="T7_215" style:family="text"/>
    <style:style style:name="T7_216" style:family="text"/>
    <style:style style:name="T7_217" style:family="text"/>
    <style:style style:name="T7_218" style:family="text"/>
    <style:style style:name="T7_219" style:family="text"/>
    <style:style style:name="T7_220" style:family="text"/>
    <style:style style:name="T7_221" style:family="text"/>
    <style:style style:name="T7_222" style:family="text"/>
    <style:style style:name="T7_223" style:family="text"/>
    <style:style style:name="T7_224" style:family="text"/>
    <style:style style:name="T7_225" style:family="text"/>
    <style:style style:name="T7_226" style:family="text"/>
    <style:style style:name="T7_227" style:family="text"/>
    <style:style style:name="T7_228" style:family="text"/>
    <style:style style:name="T7_229" style:family="text"/>
    <style:style style:name="T7_230" style:family="text"/>
    <style:style style:name="T7_231" style:family="text"/>
    <style:style style:name="T7_232" style:family="text"/>
    <style:style style:name="T7_233" style:family="text"/>
    <style:style style:name="T7_234" style:family="text"/>
    <style:style style:name="T7_235" style:family="text"/>
    <style:style style:name="T7_236" style:family="text"/>
    <style:style style:name="T7_237" style:family="text"/>
    <style:style style:name="T7_238" style:family="text"/>
    <style:style style:name="T7_239" style:family="text"/>
    <style:style style:name="T7_240" style:family="text"/>
    <style:style style:name="T7_241" style:family="text"/>
    <style:style style:name="T7_242" style:family="text"/>
    <style:style style:name="T7_243" style:family="text"/>
    <style:style style:name="T7_244" style:family="text"/>
    <style:style style:name="T7_245" style:family="text"/>
    <style:style style:name="T7_246" style:family="text"/>
    <style:style style:name="T7_247" style:family="text"/>
    <style:style style:name="T7_248" style:family="text"/>
    <style:style style:name="T7_249" style:family="text"/>
    <style:style style:name="T7_250" style:family="text"/>
    <style:style style:name="T7_251" style:family="text"/>
    <style:style style:name="T7_252" style:family="text"/>
    <style:style style:name="T7_253" style:family="text"/>
    <style:style style:name="T7_254" style:family="text"/>
    <style:style style:name="T7_255" style:family="text"/>
    <style:style style:name="T7_256" style:family="text"/>
    <style:style style:name="T7_257" style:family="text"/>
    <style:style style:name="T7_258" style:family="text"/>
    <style:style style:name="T7_259" style:family="text"/>
    <style:style style:name="T7_260" style:family="text"/>
    <style:style style:name="T7_261" style:family="text"/>
    <style:style style:name="T7_262" style:family="text"/>
    <style:style style:name="T7_263" style:family="text"/>
    <style:style style:name="T7_264" style:family="text"/>
    <style:style style:name="T7_265" style:family="text"/>
    <style:style style:name="T7_266" style:family="text"/>
    <style:style style:name="T7_267" style:family="text"/>
    <style:style style:name="T7_268" style:family="text"/>
    <style:style style:name="T7_269" style:family="text"/>
    <style:style style:name="T7_270" style:family="text"/>
    <style:style style:name="T7_271" style:family="text"/>
    <style:style style:name="T7_272" style:family="text"/>
    <style:style style:name="T7_273" style:family="text"/>
    <style:style style:name="T7_274" style:family="text"/>
    <style:style style:name="T7_275" style:family="text"/>
    <style:style style:name="T7_276" style:family="text"/>
    <style:style style:name="T7_277" style:family="text"/>
    <style:style style:name="T7_278" style:family="text"/>
    <style:style style:name="T7_279" style:family="text"/>
    <style:style style:name="T7_280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P9" style:family="paragraph" style:parent-style-name="Standard">
      <style:paragraph-properties fo:text-align="justify" fo:break-before="auto" fo:line-height="115%" style:writing-mode="lr-tb"/>
    </style:style>
  </office:automatic-styles>
  <office:body>
    <office:text>
      <text:p text:style-name="P1"><text:span text:style-name="T1_1"><text:a xlink:type="simple" xlink:href="http://rotflpg.pl/66-maruda/#.V79SdSiLTIU"><text:span text:style-name="T1_2">Teraz</text:span></text:a></text:span><text:span text:style-name="T1_3"><text:a xlink:type="simple" xlink:href="http://rotflpg.pl/66-maruda/#.V79SdSiLTIU"><text:span text:style-name="T1_4"><text:s/></text:span></text:a></text:span><text:span text:style-name="T1_5"><text:a xlink:type="simple" xlink:href="http://rotflpg.pl/66-maruda/#.V79SdSiLTIU"><text:span text:style-name="T1_6">to</text:span></text:a></text:span><text:span text:style-name="T1_7"><text:a xlink:type="simple" xlink:href="http://rotflpg.pl/66-maruda/#.V79SdSiLTIU"><text:span text:style-name="T1_8"><text:s/></text:span></text:a></text:span><text:span text:style-name="T1_9"><text:a xlink:type="simple" xlink:href="http://rotflpg.pl/66-maruda/#.V79SdSiLTIU"><text:span text:style-name="T1_10">się</text:span></text:a></text:span><text:span text:style-name="T1_11"><text:a xlink:type="simple" xlink:href="http://rotflpg.pl/66-maruda/#.V79SdSiLTIU"><text:span text:style-name="T1_12"><text:s/></text:span></text:a></text:span><text:span text:style-name="T1_13"><text:a xlink:type="simple" xlink:href="http://rotflpg.pl/66-maruda/#.V79SdSiLTIU"><text:span text:style-name="T1_14">nawet</text:span></text:a></text:span><text:span text:style-name="T1_15"><text:a xlink:type="simple" xlink:href="http://rotflpg.pl/66-maruda/#.V79SdSiLTIU"><text:span text:style-name="T1_16"><text:s/></text:span></text:a></text:span><text:span text:style-name="T1_17"><text:a xlink:type="simple" xlink:href="http://rotflpg.pl/66-maruda/#.V79SdSiLTIU"><text:span text:style-name="T1_18">do</text:span></text:a></text:span><text:span text:style-name="T1_19"><text:a xlink:type="simple" xlink:href="http://rotflpg.pl/66-maruda/#.V79SdSiLTIU"><text:span text:style-name="T1_20"><text:s/></text:span></text:a></text:span><text:span text:style-name="T1_21"><text:a xlink:type="simple" xlink:href="http://rotflpg.pl/66-maruda/#.V79SdSiLTIU"><text:span text:style-name="T1_22">niczego</text:span></text:a></text:span><text:span text:style-name="T1_23"><text:a xlink:type="simple" xlink:href="http://rotflpg.pl/66-maruda/#.V79SdSiLTIU"><text:span text:style-name="T1_24"><text:s/></text:span></text:a></text:span><text:span text:style-name="T1_25"><text:a xlink:type="simple" xlink:href="http://rotflpg.pl/66-maruda/#.V79SdSiLTIU"><text:span text:style-name="T1_26">konstruktywnie</text:span></text:a></text:span><text:span text:style-name="T1_27"><text:a xlink:type="simple" xlink:href="http://rotflpg.pl/66-maruda/#.V79SdSiLTIU"><text:span text:style-name="T1_28"><text:s/></text:span></text:a></text:span><text:span text:style-name="T1_29"><text:a xlink:type="simple" xlink:href="http://rotflpg.pl/66-maruda/#.V79SdSiLTIU"><text:span text:style-name="T1_30">przyczepić</text:span></text:a></text:span><text:span text:style-name="T1_31"><text:a xlink:type="simple" xlink:href="http://rotflpg.pl/66-maruda/#.V79SdSiLTIU"><text:span text:style-name="T1_32"><text:s/></text:span></text:a></text:span><text:span text:style-name="T1_33"><text:a xlink:type="simple" xlink:href="http://rotflpg.pl/66-maruda/#.V79SdSiLTIU"><text:span text:style-name="T1_34">nie</text:span></text:a></text:span><text:span text:style-name="T1_35"><text:a xlink:type="simple" xlink:href="http://rotflpg.pl/66-maruda/#.V79SdSiLTIU"><text:span text:style-name="T1_36"><text:s/></text:span></text:a></text:span><text:span text:style-name="T1_37"><text:a xlink:type="simple" xlink:href="http://rotflpg.pl/66-maruda/#.V79SdSiLTIU"><text:span text:style-name="T1_38">można</text:span></text:a></text:span><text:span text:style-name="T1_39"><text:s/>–<text:s/></text:span><text:span text:style-name="T1_40">to</text:span><text:span text:style-name="T1_41"><text:s/></text:span><text:span text:style-name="T1_42">były</text:span><text:span text:style-name="T1_43"><text:s/></text:span><text:span text:style-name="T1_44">moje</text:span><text:span text:style-name="T1_45"><text:s/></text:span><text:span text:style-name="T1_46">pierwsze</text:span><text:span text:style-name="T1_47"><text:s/></text:span><text:span text:style-name="T1_48">słowa</text:span><text:span text:style-name="T1_49">,<text:s/></text:span><text:span text:style-name="T1_50">gdy</text:span><text:span text:style-name="T1_51"><text:s/></text:span><text:span text:style-name="T1_52">zobaczyłem</text:span><text:span text:style-name="T1_53"><text:s/></text:span><text:span text:style-name="T1_54">akredytację</text:span><text:span text:style-name="T1_55">.<text:s/></text:span><text:span text:style-name="T1_56">Kolejkonu</text:span><text:span text:style-name="T1_57"><text:s/></text:span><text:span text:style-name="T1_58">brak</text:span><text:span text:style-name="T1_59">,<text:s/></text:span><text:span text:style-name="T1_60">każdy</text:span><text:span text:style-name="T1_61"><text:s/></text:span><text:span text:style-name="T1_62">jest</text:span><text:span text:style-name="T1_63"><text:s/></text:span><text:span text:style-name="T1_64">obsługiwany</text:span><text:span text:style-name="T1_65"><text:s/></text:span><text:span text:style-name="T1_66">w</text:span><text:span text:style-name="T1_67"><text:s/></text:span><text:span text:style-name="T1_68">ciągu</text:span><text:span text:style-name="T1_69"><text:s/>30<text:s/></text:span><text:span text:style-name="T1_70">sekund</text:span><text:span text:style-name="T1_71">,<text:s/></text:span><text:span text:style-name="T1_72">ludzie</text:span><text:span text:style-name="T1_73">,<text:s/></text:span><text:span text:style-name="T1_74">którzy</text:span><text:span text:style-name="T1_75"><text:s/></text:span><text:span text:style-name="T1_76">zarejestrowali</text:span><text:span text:style-name="T1_77"><text:s/></text:span><text:span text:style-name="T1_78">się</text:span><text:span text:style-name="T1_79"><text:s/></text:span><text:span text:style-name="T1_80">i</text:span><text:span text:style-name="T1_81"><text:s/></text:span><text:span text:style-name="T1_82">opłacili</text:span><text:span text:style-name="T1_83"><text:s/></text:span><text:span text:style-name="T1_84">wcześniej</text:span><text:span text:style-name="T1_85"><text:s/></text:span><text:span text:style-name="T1_86">wejściówkę</text:span><text:span text:style-name="T1_87">,<text:s/></text:span><text:span text:style-name="T1_88">są</text:span><text:span text:style-name="T1_89"><text:s/></text:span><text:span text:style-name="T1_90">obsługiwani</text:span><text:span text:style-name="T1_91"><text:s/></text:span><text:span text:style-name="T1_92">szybciej</text:span><text:span text:style-name="T1_93"><text:s/></text:span><text:span text:style-name="T1_94">niż</text:span><text:span text:style-name="T1_95"><text:s/></text:span><text:span text:style-name="T1_96">ci</text:span><text:span text:style-name="T1_97">,<text:s/></text:span><text:span text:style-name="T1_98">co</text:span><text:span text:style-name="T1_99"><text:s/></text:span><text:span text:style-name="T1_100">dopiero</text:span><text:span text:style-name="T1_101"><text:s/></text:span><text:span text:style-name="T1_102">kupują</text:span><text:span text:style-name="T1_103">.<text:s/></text:span><text:span text:style-name="T1_104">No</text:span><text:span text:style-name="T1_105"><text:s/></text:span><text:span text:style-name="T1_106">nic</text:span><text:span text:style-name="T1_107"><text:s/></text:span><text:span text:style-name="T1_108">tylko</text:span><text:span text:style-name="T1_109"><text:s/></text:span><text:span text:style-name="T1_110">bić</text:span><text:span text:style-name="T1_111"><text:s/></text:span><text:span text:style-name="T1_112">brawo</text:span><text:span text:style-name="T1_113"><text:s/></text:span><text:span text:style-name="T1_114">za</text:span><text:span text:style-name="T1_115"><text:s/></text:span><text:span text:style-name="T1_116">takie</text:span><text:span text:style-name="T1_117"><text:s/></text:span><text:span text:style-name="T1_118">przyjemne</text:span><text:span text:style-name="T1_119"><text:s/></text:span><text:span text:style-name="T1_120">przywitanie</text:span><text:span text:style-name="T1_121">.<text:s/></text:span></text:p>
      <text:p text:style-name="P2"><text:span text:style-name="T2_1">Podczas</text:span><text:span text:style-name="T2_2"><text:s/></text:span><text:span text:style-name="T2_3">otwarcia</text:span><text:span text:style-name="T2_4"><text:s/></text:span><text:span text:style-name="T2_5">wszyscy</text:span><text:span text:style-name="T2_6"><text:s/></text:span><text:span text:style-name="T2_7">uczestnicy</text:span><text:span text:style-name="T2_8"><text:s/></text:span><text:span text:style-name="T2_9">dowiedzieli</text:span><text:span text:style-name="T2_10"><text:s/></text:span><text:span text:style-name="T2_11">się</text:span><text:span text:style-name="T2_12"><text:s/></text:span><text:span text:style-name="T2_13">też</text:span><text:span text:style-name="T2_14"><text:s/></text:span><text:span text:style-name="T2_15">o</text:span><text:span text:style-name="T2_16"><text:s/></text:span><text:span text:style-name="T2_17">nieprzyjemnym</text:span><text:span text:style-name="T2_18"><text:s/></text:span><text:span text:style-name="T2_19">incydencie</text:span><text:span text:style-name="T2_20">,<text:s/></text:span><text:span text:style-name="T2_21">który</text:span><text:span text:style-name="T2_22"><text:s/></text:span><text:span text:style-name="T2_23">mógł</text:span><text:span text:style-name="T2_24"><text:s/></text:span><text:span text:style-name="T2_25">pokrzyżować</text:span><text:span text:style-name="T2_26"><text:s/></text:span><text:span text:style-name="T2_27">plany</text:span><text:span text:style-name="T2_28"><text:s/></text:span><text:span text:style-name="T2_29">całej</text:span><text:span text:style-name="T2_30"><text:s/></text:span><text:span text:style-name="T2_31">imprezy</text:span><text:span text:style-name="T2_32">.<text:s/></text:span><text:span text:style-name="T2_33">Mianowicie</text:span><text:span text:style-name="T2_34"><text:s/></text:span><text:span text:style-name="T2_35">kilka</text:span><text:span text:style-name="T2_36"><text:s/></text:span><text:span text:style-name="T2_37">dni</text:span><text:span text:style-name="T2_38"><text:s/></text:span><text:span text:style-name="T2_39">przed</text:span><text:span text:style-name="T2_40"><text:s/></text:span><text:span text:style-name="T2_41">imprezą</text:span><text:span text:style-name="T2_42"><text:s/></text:span><text:span text:style-name="T2_43">ktoś</text:span><text:span text:style-name="T2_44"><text:s/></text:span><text:span text:style-name="T2_45">wykonał</text:span><text:span text:style-name="T2_46"><text:s/></text:span><text:span text:style-name="T2_47">telefon</text:span><text:span text:style-name="T2_48"><text:s/></text:span><text:span text:style-name="T2_49">do</text:span><text:span text:style-name="T2_50"><text:s/></text:span><text:span text:style-name="T2_51">szkoły</text:span><text:span text:style-name="T2_52">,<text:s/></text:span><text:span text:style-name="T2_53">podając</text:span><text:span text:style-name="T2_54"><text:s/></text:span><text:span text:style-name="T2_55">się</text:span><text:span text:style-name="T2_56"><text:s/></text:span><text:span text:style-name="T2_57">za</text:span><text:span text:style-name="T2_58"><text:s/></text:span><text:span text:style-name="T2_59">funkcjonariusza</text:span><text:span text:style-name="T2_60"><text:s/></text:span><text:span text:style-name="T2_61">policji</text:span><text:span text:style-name="T2_62"><text:s/></text:span><text:span text:style-name="T2_63">i</text:span><text:span text:style-name="T2_64"><text:s/></text:span><text:span text:style-name="T2_65">informując</text:span><text:span text:style-name="T2_66"><text:s/></text:span><text:span text:style-name="T2_67">o</text:span><text:span text:style-name="T2_68"><text:s/></text:span><text:span text:style-name="T2_69">braku</text:span><text:span text:style-name="T2_70"><text:s/></text:span><text:span text:style-name="T2_71">zgody</text:span><text:span text:style-name="T2_72"><text:s/></text:span><text:span text:style-name="T2_73">na</text:span><text:span text:style-name="T2_74"><text:s/></text:span><text:span text:style-name="T2_75">nią</text:span><text:span text:style-name="T2_76">.<text:s/></text:span><text:span text:style-name="T2_77">Dało</text:span><text:span text:style-name="T2_78"><text:s/></text:span><text:span text:style-name="T2_79">to</text:span><text:span text:style-name="T2_80"><text:s/></text:span><text:span text:style-name="T2_81">organizatorom</text:span><text:span text:style-name="T2_82"><text:s/></text:span><text:span text:style-name="T2_83">niezłe</text:span><text:span text:style-name="T2_84"><text:s/></text:span><text:span text:style-name="T2_85">piekiełko</text:span><text:span text:style-name="T2_86">,<text:s/></text:span><text:span text:style-name="T2_87">bo</text:span><text:span text:style-name="T2_88"><text:s/></text:span><text:span text:style-name="T2_89">w</text:span><text:span text:style-name="T2_90"><text:s/></text:span><text:span text:style-name="T2_91">trybie</text:span><text:span text:style-name="T2_92"><text:s/></text:span><text:span text:style-name="T2_93">natychmiastowym</text:span><text:span text:style-name="T2_94"><text:s/></text:span><text:span text:style-name="T2_95">musieli</text:span><text:span text:style-name="T2_96"><text:s/></text:span><text:span text:style-name="T2_97">zdobyć</text:span><text:span text:style-name="T2_98"><text:s/></text:span><text:span text:style-name="T2_99">żelazne</text:span><text:span text:style-name="T2_100"><text:s/></text:span><text:span text:style-name="T2_101">listy</text:span><text:span text:style-name="T2_102">,<text:s/></text:span><text:span text:style-name="T2_103">które</text:span><text:span text:style-name="T2_104"><text:s/></text:span><text:span text:style-name="T2_105">przekonają</text:span><text:span text:style-name="T2_106"><text:s/></text:span><text:span text:style-name="T2_107">dyrekcję</text:span><text:span text:style-name="T2_108"><text:s/></text:span><text:span text:style-name="T2_109">placówki</text:span><text:span text:style-name="T2_110">.<text:s/></text:span></text:p>
      <text:p text:style-name="P3"><text:span text:style-name="T3_1">A</text:span><text:span text:style-name="T3_2"><text:s/></text:span><text:span text:style-name="T3_3">trzeba</text:span><text:span text:style-name="T3_4"><text:s/></text:span><text:span text:style-name="T3_5">przyznać</text:span><text:span text:style-name="T3_6">,<text:s/></text:span><text:span text:style-name="T3_7">że</text:span><text:span text:style-name="T3_8"><text:s/></text:span><text:span text:style-name="T3_9">szkoła</text:span><text:span text:style-name="T3_10"><text:s/></text:span><text:span text:style-name="T3_11">była</text:span><text:span text:style-name="T3_12"><text:s/></text:span><text:span text:style-name="T3_13">całkiem</text:span><text:span text:style-name="T3_14"><text:s/></text:span><text:span text:style-name="T3_15">niezła</text:span><text:span text:style-name="T3_16">:<text:s/>3<text:s/></text:span><text:span text:style-name="T3_17">piętra</text:span><text:span text:style-name="T3_18"><text:s/></text:span><text:span text:style-name="T3_19">z</text:span><text:span text:style-name="T3_20"><text:s/></text:span><text:span text:style-name="T3_21">dużymi</text:span><text:span text:style-name="T3_22"><text:s/></text:span><text:span text:style-name="T3_23">korytarzami</text:span><text:span text:style-name="T3_24"><text:s/></text:span><text:span text:style-name="T3_25">plus</text:span><text:span text:style-name="T3_26"><text:s/></text:span><text:span text:style-name="T3_27">kilkanaście</text:span><text:span text:style-name="T3_28"><text:s/></text:span><text:span text:style-name="T3_29">sal</text:span><text:span text:style-name="T3_30"><text:s/></text:span><text:span text:style-name="T3_31">do</text:span><text:span text:style-name="T3_32"><text:s/></text:span><text:span text:style-name="T3_33">dyspozycji</text:span><text:span text:style-name="T3_34"><text:s/></text:span><text:span text:style-name="T3_35">zarówno</text:span><text:span text:style-name="T3_36"><text:s/></text:span><text:span text:style-name="T3_37">uczestników</text:span><text:span text:style-name="T3_38">,<text:s/></text:span><text:span text:style-name="T3_39">jak</text:span><text:span text:style-name="T3_40"><text:s/></text:span><text:span text:style-name="T3_41">i</text:span><text:span text:style-name="T3_42"><text:s/></text:span><text:span text:style-name="T3_43">organizatorów</text:span><text:span text:style-name="T3_44">.<text:s/></text:span><text:span text:style-name="T3_45">Na</text:span><text:span text:style-name="T3_46"><text:s/></text:span><text:span text:style-name="T3_47">korytarzach</text:span><text:span text:style-name="T3_48"><text:s/></text:span><text:span text:style-name="T3_49">została</text:span><text:span text:style-name="T3_50"><text:s/></text:span><text:span text:style-name="T3_51">przygotowania</text:span><text:span text:style-name="T3_52"><text:s/></text:span><text:span text:style-name="T3_53">przechowalnia</text:span><text:span text:style-name="T3_54"><text:s/></text:span><text:span text:style-name="T3_55">bagażu</text:span><text:span text:style-name="T3_56"><text:s/></text:span><text:span text:style-name="T3_57">oraz</text:span><text:span text:style-name="T3_58"><text:s/></text:span><text:span text:style-name="T3_59">miejsce</text:span><text:span text:style-name="T3_60"><text:s/></text:span><text:span text:style-name="T3_61">dla</text:span><text:span text:style-name="T3_62"><text:s/></text:span><text:span text:style-name="T3_63">wystawców</text:span><text:span text:style-name="T3_64"><text:s/></text:span><text:span text:style-name="T3_65">i</text:span><text:span text:style-name="T3_66"><text:s/></text:span><text:span text:style-name="T3_67">sklepikarzy</text:span><text:span text:style-name="T3_68">.<text:s/></text:span><text:span text:style-name="T3_69">Sale</text:span><text:span text:style-name="T3_70"><text:s/></text:span><text:span text:style-name="T3_71">na</text:span><text:span text:style-name="T3_72"><text:s/></text:span><text:span text:style-name="T3_73">najwyższym</text:span><text:span text:style-name="T3_74"><text:s/></text:span><text:span text:style-name="T3_75">piętrze</text:span><text:span text:style-name="T3_76"><text:s/></text:span><text:span text:style-name="T3_77">po</text:span><text:span text:style-name="T3_78"><text:s/></text:span><text:span text:style-name="T3_79">zakończeniu</text:span><text:span text:style-name="T3_80"><text:s/></text:span><text:span text:style-name="T3_81">dziennych</text:span><text:span text:style-name="T3_82"><text:s/></text:span><text:span text:style-name="T3_83">atrakcji</text:span><text:span text:style-name="T3_84"><text:s/></text:span><text:span text:style-name="T3_85">zamieniły</text:span><text:span text:style-name="T3_86"><text:s/></text:span><text:span text:style-name="T3_87">się</text:span><text:span text:style-name="T3_88"><text:s/></text:span><text:span text:style-name="T3_89">w</text:span><text:span text:style-name="T3_90"><text:s/></text:span><text:span text:style-name="T3_91">sleeproomy</text:span><text:span text:style-name="T3_92"><text:s/></text:span><text:span text:style-name="T3_93">dla</text:span><text:span text:style-name="T3_94"><text:s/></text:span><text:span text:style-name="T3_95">tych</text:span><text:span text:style-name="T3_96">,<text:s/></text:span><text:span text:style-name="T3_97">co</text:span><text:span text:style-name="T3_98"><text:s/></text:span><text:span text:style-name="T3_99">chcą</text:span><text:span text:style-name="T3_100"><text:s/></text:span><text:span text:style-name="T3_101">spać</text:span><text:span text:style-name="T3_102">,<text:s/></text:span><text:span text:style-name="T3_103">jednocześnie</text:span><text:span text:style-name="T3_104"><text:s/></text:span><text:span text:style-name="T3_105">te</text:span><text:span text:style-name="T3_106"><text:s/></text:span><text:span text:style-name="T3_107">na</text:span><text:span text:style-name="T3_108"><text:s/></text:span><text:span text:style-name="T3_109">parterze</text:span><text:span text:style-name="T3_110"><text:s/></text:span><text:span text:style-name="T3_111">stały</text:span><text:span text:style-name="T3_112"><text:s/></text:span><text:span text:style-name="T3_113">się</text:span><text:span text:style-name="T3_114"><text:s/></text:span><text:span text:style-name="T3_115">miejscami</text:span><text:span text:style-name="T3_116"><text:s/></text:span><text:span text:style-name="T3_117">dzikiej</text:span><text:span text:style-name="T3_118"><text:s/></text:span><text:span text:style-name="T3_119">i</text:span><text:span text:style-name="T3_120"><text:s/></text:span><text:span text:style-name="T3_121">głośnej</text:span><text:span text:style-name="T3_122"><text:s/></text:span><text:span text:style-name="T3_123">zabawy</text:span><text:span text:style-name="T3_124"><text:s/></text:span><text:span text:style-name="T3_125">dla</text:span><text:span text:style-name="T3_126"><text:s/></text:span><text:span text:style-name="T3_127">tych</text:span><text:span text:style-name="T3_128">,<text:s/></text:span><text:span text:style-name="T3_129">co</text:span><text:span text:style-name="T3_130"><text:s/></text:span><text:span text:style-name="T3_131">ani</text:span><text:span text:style-name="T3_132"><text:s/></text:span><text:span text:style-name="T3_133">myśleli</text:span><text:span text:style-name="T3_134"><text:s/></text:span><text:span text:style-name="T3_135">zamknąć</text:span><text:span text:style-name="T3_136"><text:s/></text:span><text:span text:style-name="T3_137">oczy</text:span><text:span text:style-name="T3_138"><text:s/></text:span><text:span text:style-name="T3_139">tej</text:span><text:span text:style-name="T3_140"><text:s/></text:span><text:span text:style-name="T3_141">nocy</text:span><text:span text:style-name="T3_142">.<text:s/></text:span></text:p>
      <text:p text:style-name="P4"><text:span text:style-name="T4_1">Zostawmy</text:span><text:span text:style-name="T4_2"><text:s/></text:span><text:span text:style-name="T4_3">jednak</text:span><text:span text:style-name="T4_4"><text:s/></text:span><text:span text:style-name="T4_5">aspekty</text:span><text:span text:style-name="T4_6"><text:s/></text:span><text:span text:style-name="T4_7">architektury</text:span><text:span text:style-name="T4_8"><text:s/></text:span><text:span text:style-name="T4_9">i</text:span><text:span text:style-name="T4_10"><text:s/></text:span><text:span text:style-name="T4_11">organizacji</text:span><text:span text:style-name="T4_12">,<text:s/></text:span><text:span text:style-name="T4_13">a</text:span><text:span text:style-name="T4_14"><text:s/></text:span><text:span text:style-name="T4_15">wróćmy</text:span><text:span text:style-name="T4_16"><text:s/></text:span><text:span text:style-name="T4_17">do</text:span><text:span text:style-name="T4_18"><text:s/></text:span><text:span text:style-name="T4_19">sedna</text:span><text:span text:style-name="T4_20"><text:s/></text:span><text:span text:style-name="T4_21">konwentu</text:span><text:span text:style-name="T4_22">,<text:s/></text:span><text:span text:style-name="T4_23">czyli</text:span><text:span text:style-name="T4_24"><text:s/></text:span><text:span text:style-name="T4_25">paneli</text:span><text:span text:style-name="T4_26">.<text:s/></text:span><text:span text:style-name="T4_27">Na</text:span><text:span text:style-name="T4_28"><text:s/></text:span><text:span text:style-name="T4_29">początek</text:span><text:span text:style-name="T4_30"><text:s/></text:span><text:span text:style-name="T4_31">był</text:span><text:span text:style-name="T4_32"><text:s/></text:span><text:span text:style-name="T4_33">wywiad</text:span><text:span text:style-name="T4_34"><text:s/></text:span><text:span text:style-name="T4_35">Paniami</text:span><text:span text:style-name="T4_36"><text:s/></text:span><text:span text:style-name="T4_37">Julią</text:span><text:span text:style-name="T4_38"><text:s/></text:span><text:span text:style-name="T4_39">Kołakowską</text:span><text:span text:style-name="T4_40">-</text:span><text:span text:style-name="T4_41">Bytner</text:span><text:span text:style-name="T4_42"><text:s/></text:span><text:span text:style-name="T4_43">i</text:span><text:span text:style-name="T4_44"><text:s/></text:span><text:span text:style-name="T4_45">Brygidą</text:span><text:span text:style-name="T4_46"><text:s/></text:span><text:span text:style-name="T4_47">Turowską</text:span><text:span text:style-name="T4_48">.<text:s/></text:span><text:span text:style-name="T4_49">Opowiedziały</text:span><text:span text:style-name="T4_50"><text:s/></text:span><text:span text:style-name="T4_51">trochę</text:span><text:span text:style-name="T4_52"><text:s/></text:span><text:span text:style-name="T4_53">o</text:span><text:span text:style-name="T4_54"><text:s/></text:span><text:span text:style-name="T4_55">pracy</text:span><text:span text:style-name="T4_56"><text:s/></text:span><text:span text:style-name="T4_57">przy</text:span><text:span text:style-name="T4_58"><text:s/></text:span><text:span text:style-name="T4_59">samym</text:span><text:span text:style-name="T4_60"><text:s/></text:span><text:span text:style-name="T4_61">serialu</text:span><text:span text:style-name="T4_62">,<text:s/></text:span><text:span text:style-name="T4_63">ale</text:span><text:span text:style-name="T4_64"><text:s/></text:span><text:span text:style-name="T4_65">najciekawsze</text:span><text:span text:style-name="T4_66"><text:s/></text:span><text:span text:style-name="T4_67">było</text:span><text:span text:style-name="T4_68"><text:s/></text:span><text:span text:style-name="T4_69">to</text:span><text:span text:style-name="T4_70">,<text:s/></text:span><text:span text:style-name="T4_71">jak</text:span><text:span text:style-name="T4_72"><text:s/></text:span><text:span text:style-name="T4_73">zaczęły</text:span><text:span text:style-name="T4_74"><text:s/></text:span><text:span text:style-name="T4_75">opowiadać</text:span><text:span text:style-name="T4_76"><text:s/></text:span><text:span text:style-name="T4_77">o</text:span><text:span text:style-name="T4_78"><text:s/></text:span><text:span text:style-name="T4_79">samej</text:span><text:span text:style-name="T4_80"><text:s/></text:span><text:span text:style-name="T4_81">pracy</text:span><text:span text:style-name="T4_82"><text:s/></text:span><text:span text:style-name="T4_83">aktora</text:span><text:span text:style-name="T4_84"><text:s/></text:span><text:span text:style-name="T4_85">dubbingowego</text:span><text:span text:style-name="T4_86">.<text:s/></text:span><text:span text:style-name="T4_87">To</text:span><text:span text:style-name="T4_88">,<text:s/></text:span><text:span text:style-name="T4_89">co</text:span><text:span text:style-name="T4_90"><text:s/></text:span><text:span text:style-name="T4_91">jest</text:span><text:span text:style-name="T4_92"><text:s/></text:span><text:span text:style-name="T4_93">w</text:span><text:span text:style-name="T4_94"><text:s/></text:span><text:span text:style-name="T4_95">niej</text:span><text:span text:style-name="T4_96"><text:s/></text:span><text:span text:style-name="T4_97">trudne</text:span><text:span text:style-name="T4_98">,<text:s/></text:span><text:span text:style-name="T4_99">to</text:span><text:span text:style-name="T4_100">,<text:s/></text:span><text:span text:style-name="T4_101">co</text:span><text:span text:style-name="T4_102"><text:s/></text:span><text:span text:style-name="T4_103">dla</text:span><text:span text:style-name="T4_104"><text:s/></text:span><text:span text:style-name="T4_105">nich</text:span><text:span text:style-name="T4_106"><text:s/></text:span><text:span text:style-name="T4_107">jest</text:span><text:span text:style-name="T4_108"><text:s/></text:span><text:span text:style-name="T4_109">trudne</text:span><text:span text:style-name="T4_110">,<text:s/></text:span><text:span text:style-name="T4_111">jakie</text:span><text:span text:style-name="T4_112"><text:s/></text:span><text:span text:style-name="T4_113">role</text:span><text:span text:style-name="T4_114"><text:s/></text:span><text:span text:style-name="T4_115">lubią</text:span><text:span text:style-name="T4_116">,<text:s/></text:span><text:span text:style-name="T4_117">za</text:span><text:span text:style-name="T4_118"><text:s/></text:span><text:span text:style-name="T4_119">czym</text:span><text:span text:style-name="T4_120"><text:s/></text:span><text:span text:style-name="T4_121">nie</text:span><text:span text:style-name="T4_122"><text:s/></text:span><text:span text:style-name="T4_123">przepadają</text:span><text:span text:style-name="T4_124"><text:s/></text:span><text:span text:style-name="T4_125">i</text:span><text:span text:style-name="T4_126"><text:s/></text:span><text:span text:style-name="T4_127">jakie</text:span><text:span text:style-name="T4_128"><text:s/></text:span><text:span text:style-name="T4_129">przedziwne</text:span><text:span text:style-name="T4_130"><text:s/></text:span><text:span text:style-name="T4_131">historie</text:span><text:span text:style-name="T4_132"><text:s/></text:span><text:span text:style-name="T4_133">potrafią</text:span><text:span text:style-name="T4_134"><text:s/></text:span><text:span text:style-name="T4_135">wydarzyć</text:span><text:span text:style-name="T4_136"><text:s/></text:span><text:span text:style-name="T4_137">się</text:span><text:span text:style-name="T4_138"><text:s/></text:span><text:span text:style-name="T4_139">w</text:span><text:span text:style-name="T4_140"><text:s/></text:span><text:span text:style-name="T4_141">studiu</text:span><text:span text:style-name="T4_142">.<text:s/></text:span><text:span text:style-name="T4_143">Kolejna</text:span><text:span text:style-name="T4_144"><text:s/></text:span><text:span text:style-name="T4_145">prelekcja</text:span><text:span text:style-name="T4_146">,<text:s/></text:span><text:span text:style-name="T4_147">na</text:span><text:span text:style-name="T4_148"><text:s/></text:span><text:span text:style-name="T4_149">którą</text:span><text:span text:style-name="T4_150"><text:s/></text:span><text:span text:style-name="T4_151">się</text:span><text:span text:style-name="T4_152"><text:s/></text:span><text:span text:style-name="T4_153">udałem</text:span><text:span text:style-name="T4_154">,<text:s/></text:span><text:span text:style-name="T4_155">to</text:span><text:span text:style-name="T4_156"><text:s/>5<text:s/></text:span><text:span text:style-name="T4_157">urodziny</text:span><text:span text:style-name="T4_158"><text:s/></text:span><text:span text:style-name="T4_159">For</text:span><text:span text:style-name="T4_160"><text:s/></text:span><text:span text:style-name="T4_161">Glorius</text:span><text:span text:style-name="T4_162"><text:s/></text:span><text:span text:style-name="T4_163">Equestria</text:span><text:span text:style-name="T4_164">.<text:s/></text:span><text:span text:style-name="T4_165">Zaczęło</text:span><text:span text:style-name="T4_166"><text:s/></text:span><text:span text:style-name="T4_167">się</text:span><text:span text:style-name="T4_168"><text:s/></text:span><text:span text:style-name="T4_169">od</text:span><text:span text:style-name="T4_170"><text:s/></text:span><text:span text:style-name="T4_171">wspominek</text:span><text:span text:style-name="T4_172"><text:s/></text:span><text:span text:style-name="T4_173">przyszłości</text:span><text:span text:style-name="T4_174"><text:s/></text:span><text:span text:style-name="T4_175">i</text:span><text:span text:style-name="T4_176"><text:s/></text:span><text:span text:style-name="T4_177">jak</text:span><text:span text:style-name="T4_178"><text:s/></text:span><text:span text:style-name="T4_179">poszczególne</text:span><text:span text:style-name="T4_180"><text:s/></text:span><text:span text:style-name="T4_181">lata</text:span><text:span text:style-name="T4_182"><text:s/></text:span><text:span text:style-name="T4_183">upływały</text:span><text:span text:style-name="T4_184"><text:s/></text:span><text:span text:style-name="T4_185">na</text:span><text:span text:style-name="T4_186"><text:s/></text:span><text:span text:style-name="T4_187">blogu</text:span><text:span text:style-name="T4_188">,<text:s/></text:span><text:span text:style-name="T4_189">kto</text:span><text:span text:style-name="T4_190"><text:s/></text:span><text:span text:style-name="T4_191">przychodził</text:span><text:span text:style-name="T4_192">,<text:s/></text:span><text:span text:style-name="T4_193">kto</text:span><text:span text:style-name="T4_194"><text:s/></text:span><text:span text:style-name="T4_195">odchodził</text:span><text:span text:style-name="T4_196"><text:s/></text:span><text:span text:style-name="T4_197">i</text:span><text:span text:style-name="T4_198"><text:s/></text:span><text:span text:style-name="T4_199">kto</text:span><text:span text:style-name="T4_200"><text:s/></text:span><text:span text:style-name="T4_201">robił</text:span><text:span text:style-name="T4_202"><text:s/></text:span><text:span text:style-name="T4_203">dramy</text:span><text:span text:style-name="T4_204"><text:s/></text:span><text:span text:style-name="T4_205">w</text:span><text:span text:style-name="T4_206"><text:s/></text:span><text:span text:style-name="T4_207">redakcji</text:span><text:span text:style-name="T4_208">.<text:s/></text:span><text:span text:style-name="T4_209">Spojrzeliśmy</text:span><text:span text:style-name="T4_210"><text:s/></text:span><text:span text:style-name="T4_211">także</text:span><text:span text:style-name="T4_212"><text:s/></text:span><text:span text:style-name="T4_213">trochę</text:span><text:span text:style-name="T4_214"><text:s/></text:span><text:span text:style-name="T4_215">szerszym</text:span><text:span text:style-name="T4_216"><text:s/></text:span><text:span text:style-name="T4_217">okiem</text:span><text:span text:style-name="T4_218"><text:s/></text:span><text:span text:style-name="T4_219">na</text:span><text:span text:style-name="T4_220"><text:s/></text:span><text:span text:style-name="T4_221">aktualną</text:span><text:span text:style-name="T4_222"><text:s/></text:span><text:span text:style-name="T4_223">sytuację</text:span><text:span text:style-name="T4_224"><text:s/></text:span><text:span text:style-name="T4_225">fandomu</text:span><text:span text:style-name="T4_226"><text:s/></text:span><text:span text:style-name="T4_227">i</text:span><text:span text:style-name="T4_228"><text:s/></text:span><text:span text:style-name="T4_229">jak</text:span><text:span text:style-name="T4_230"><text:s/></text:span><text:span text:style-name="T4_231">ona</text:span><text:span text:style-name="T4_232"><text:s/></text:span><text:span text:style-name="T4_233">się</text:span><text:span text:style-name="T4_234"><text:s/></text:span><text:span text:style-name="T4_235">zmieniała</text:span><text:span text:style-name="T4_236">,<text:s/></text:span><text:span text:style-name="T4_237">bo</text:span><text:span text:style-name="T4_238"><text:s/></text:span><text:span text:style-name="T4_239">statystyki</text:span><text:span text:style-name="T4_240"><text:s/></text:span><text:span text:style-name="T4_241">bloga</text:span><text:span text:style-name="T4_242"><text:s/></text:span><text:span text:style-name="T4_243">potrafią</text:span><text:span text:style-name="T4_244"><text:s/></text:span><text:span text:style-name="T4_245">być</text:span><text:span text:style-name="T4_246"><text:s/></text:span><text:span text:style-name="T4_247">naprawdę</text:span><text:span text:style-name="T4_248"><text:s/></text:span><text:span text:style-name="T4_249">niezłą</text:span><text:span text:style-name="T4_250"><text:s/></text:span><text:span text:style-name="T4_251">kopalnią</text:span><text:span text:style-name="T4_252"><text:s/></text:span><text:span text:style-name="T4_253">analiz</text:span><text:span text:style-name="T4_254">.<text:s/></text:span><text:span text:style-name="T4_255">Na</text:span><text:span text:style-name="T4_256"><text:s/></text:span><text:span text:style-name="T4_257">sam</text:span><text:span text:style-name="T4_258"><text:s/></text:span><text:span text:style-name="T4_259">koniec</text:span><text:span text:style-name="T4_260"><text:s/></text:span><text:span text:style-name="T4_261">Kredke</text:span><text:span text:style-name="T4_262"><text:s/></text:span><text:span text:style-name="T4_263">wyciągnął</text:span><text:span text:style-name="T4_264"><text:s/></text:span><text:span text:style-name="T4_265">ciasto</text:span><text:span text:style-name="T4_266">,<text:s/></text:span><text:span text:style-name="T4_267">a</text:span><text:span text:style-name="T4_268"><text:s/></text:span><text:span text:style-name="T4_269">Mere</text:span><text:span text:style-name="T4_270"><text:s/></text:span><text:span text:style-name="T4_271">zdmuchnął</text:span><text:span text:style-name="T4_272"><text:s/></text:span><text:span text:style-name="T4_273">świeczkę</text:span><text:span text:style-name="T4_274">.<text:s/></text:span><text:span text:style-name="T4_275">Melduję</text:span><text:span text:style-name="T4_276">,<text:s/></text:span><text:span text:style-name="T4_277">że</text:span><text:span text:style-name="T4_278"><text:s/></text:span><text:span text:style-name="T4_279">tortu</text:span><text:span text:style-name="T4_280"><text:s/></text:span><text:span text:style-name="T4_281">spróbowałem</text:span><text:span text:style-name="T4_282"><text:s/></text:span><text:span text:style-name="T4_283">i</text:span><text:span text:style-name="T4_284"><text:s/></text:span><text:span text:style-name="T4_285">przeżyłem</text:span><text:span text:style-name="T4_286">,<text:s/></text:span><text:span text:style-name="T4_287">czyli</text:span><text:span text:style-name="T4_288"><text:s/></text:span><text:span text:style-name="T4_289">czekam</text:span><text:span text:style-name="T4_290"><text:s/></text:span><text:span text:style-name="T4_291">na</text:span><text:span text:style-name="T4_292"><text:s/></text:span><text:span text:style-name="T4_293">kolejne</text:span><text:span text:style-name="T4_294"><text:s/></text:span><text:span text:style-name="T4_295">świętowanie</text:span><text:span text:style-name="T4_296"><text:s/></text:span><text:span text:style-name="T4_297">z</text:span><text:span text:style-name="T4_298"><text:s/></text:span><text:span text:style-name="T4_299">okazji</text:span><text:span text:style-name="T4_300"><text:s/>10<text:s/></text:span><text:span text:style-name="T4_301">urodzin</text:span><text:span text:style-name="T4_302">.<text:s/></text:span></text:p>
      <text:p text:style-name="P5"><text:span text:style-name="T5_1">Po</text:span><text:span text:style-name="T5_2"><text:s/></text:span><text:span text:style-name="T5_3">tym</text:span><text:span text:style-name="T5_4"><text:s/></text:span><text:span text:style-name="T5_5">był</text:span><text:span text:style-name="T5_6"><text:s/></text:span><text:span text:style-name="T5_7">czas</text:span><text:span text:style-name="T5_8"><text:s/></text:span><text:span text:style-name="T5_9">na</text:span><text:span text:style-name="T5_10"><text:s/></text:span><text:span text:style-name="T5_11">sesję</text:span><text:span text:style-name="T5_12"><text:s/></text:span><text:span text:style-name="T5_13">fotograficzną</text:span><text:span text:style-name="T5_14"><text:s/>–<text:s/></text:span><text:span text:style-name="T5_15">nie</text:span><text:span text:style-name="T5_16">,<text:s/></text:span><text:span text:style-name="T5_17">nie</text:span><text:span text:style-name="T5_18"><text:s/></text:span><text:span text:style-name="T5_19">moją</text:span><text:span text:style-name="T5_20">,<text:s/></text:span><text:span text:style-name="T5_21">a</text:span><text:span text:style-name="T5_22"><text:s/></text:span><text:span text:style-name="T5_23">ogólnie</text:span><text:span text:style-name="T5_24"><text:s/></text:span><text:span text:style-name="T5_25">konwentu</text:span><text:span text:style-name="T5_26"><text:s/></text:span><text:span text:style-name="T5_27">na</text:span><text:span text:style-name="T5_28"><text:s/></text:span><text:span text:style-name="T5_29">potrzeby</text:span><text:span text:style-name="T5_30"><text:s/></text:span><text:span text:style-name="T5_31">magazynu</text:span><text:span text:style-name="T5_32">.<text:s/></text:span><text:span text:style-name="T5_33">Uciekło</text:span><text:span text:style-name="T5_34"><text:s/></text:span><text:span text:style-name="T5_35">mi</text:span><text:span text:style-name="T5_36"><text:s/></text:span><text:span text:style-name="T5_37">kilka</text:span><text:span text:style-name="T5_38"><text:s/></text:span><text:span text:style-name="T5_39">prelekcji</text:span><text:span text:style-name="T5_40">,<text:s/></text:span><text:span text:style-name="T5_41">ale</text:span><text:span text:style-name="T5_42"><text:s/></text:span><text:span text:style-name="T5_43">taka</text:span><text:span text:style-name="T5_44"><text:s/></text:span><text:span text:style-name="T5_45">praca</text:span><text:span text:style-name="T5_46">,<text:s/></text:span><text:span text:style-name="T5_47">na</text:span><text:span text:style-name="T5_48"><text:s/></text:span><text:span text:style-name="T5_49">którą</text:span><text:span text:style-name="T5_50"><text:s/></text:span><text:span text:style-name="T5_51">nie</text:span><text:span text:style-name="T5_52"><text:s/></text:span><text:span text:style-name="T5_53">narzekam</text:span><text:span text:style-name="T5_54">,<text:s/></text:span><text:span text:style-name="T5_55">bo</text:span><text:span text:style-name="T5_56"><text:s/></text:span><text:span text:style-name="T5_57">ją</text:span><text:span text:style-name="T5_58"><text:s/></text:span><text:span text:style-name="T5_59">lubię</text:span><text:span text:style-name="T5_60">.<text:s/></text:span><text:span text:style-name="T5_61">W</text:span><text:span text:style-name="T5_62"><text:s/></text:span><text:span text:style-name="T5_63">międzyczasie</text:span><text:span text:style-name="T5_64"><text:s/></text:span><text:span text:style-name="T5_65">udało</text:span><text:span text:style-name="T5_66"><text:s/></text:span><text:span text:style-name="T5_67">mi</text:span><text:span text:style-name="T5_68"><text:s/></text:span><text:span text:style-name="T5_69">się</text:span><text:span text:style-name="T5_70"><text:s/></text:span><text:span text:style-name="T5_71">wpaść</text:span><text:span text:style-name="T5_72"><text:s/></text:span><text:span text:style-name="T5_73">na</text:span><text:span text:style-name="T5_74"><text:s/></text:span><text:span text:style-name="T5_75">chwilę</text:span><text:span text:style-name="T5_76"><text:s/></text:span><text:span text:style-name="T5_77">do</text:span><text:span text:style-name="T5_78"><text:s/></text:span><text:span text:style-name="T5_79">Xinefa</text:span><text:span text:style-name="T5_80"><text:s/></text:span><text:span text:style-name="T5_81">i</text:span><text:span text:style-name="T5_82"><text:s/></text:span><text:span text:style-name="T5_83">posłuchać</text:span><text:span text:style-name="T5_84">,<text:s/></text:span><text:span text:style-name="T5_85">jak</text:span><text:span text:style-name="T5_86"><text:s/></text:span><text:span text:style-name="T5_87">się</text:span><text:span text:style-name="T5_88"><text:s/></text:span><text:span text:style-name="T5_89">kodzi</text:span><text:span text:style-name="T5_90"><text:s/></text:span><text:span text:style-name="T5_91">z</text:span><text:span text:style-name="T5_92"><text:s/></text:span><text:span text:style-name="T5_93">Fluterką</text:span><text:span text:style-name="T5_94"><text:s/></text:span><text:span text:style-name="T5_95">gry</text:span><text:span text:style-name="T5_96"><text:s/></text:span><text:span text:style-name="T5_97">komputerowe</text:span><text:span text:style-name="T5_98">.<text:s/></text:span><text:span text:style-name="T5_99">Bez</text:span><text:span text:style-name="T5_100"><text:s/></text:span><text:span text:style-name="T5_101">wachania</text:span><text:span text:style-name="T5_102"><text:s/></text:span><text:span text:style-name="T5_103">mogę</text:span><text:span text:style-name="T5_104"><text:s/></text:span><text:span text:style-name="T5_105">stwierdzić</text:span><text:span text:style-name="T5_106">,<text:s/></text:span><text:span text:style-name="T5_107">że</text:span><text:span text:style-name="T5_108"><text:s/></text:span><text:span text:style-name="T5_109">żałuję</text:span><text:span text:style-name="T5_110">,<text:s/></text:span><text:span text:style-name="T5_111">iż</text:span><text:span text:style-name="T5_112"><text:s/></text:span><text:span text:style-name="T5_113">nie</text:span><text:span text:style-name="T5_114"><text:s/></text:span><text:span text:style-name="T5_115">udało</text:span><text:span text:style-name="T5_116"><text:s/></text:span><text:span text:style-name="T5_117">mi</text:span><text:span text:style-name="T5_118"><text:s/></text:span><text:span text:style-name="T5_119">się</text:span><text:span text:style-name="T5_120"><text:s/></text:span><text:span text:style-name="T5_121">być</text:span><text:span text:style-name="T5_122"><text:s/></text:span><text:span text:style-name="T5_123">od</text:span><text:span text:style-name="T5_124"><text:s/></text:span><text:span text:style-name="T5_125">samego</text:span><text:span text:style-name="T5_126"><text:s/></text:span><text:span text:style-name="T5_127">początku</text:span><text:span text:style-name="T5_128"><text:s/></text:span><text:span text:style-name="T5_129">do</text:span><text:span text:style-name="T5_130"><text:s/></text:span><text:span text:style-name="T5_131">końca</text:span><text:span text:style-name="T5_132">,<text:s/></text:span><text:span text:style-name="T5_133">bo</text:span><text:span text:style-name="T5_134"><text:s/></text:span><text:span text:style-name="T5_135">prelekcja</text:span><text:span text:style-name="T5_136"><text:s/></text:span><text:span text:style-name="T5_137">była</text:span><text:span text:style-name="T5_138"><text:s/></text:span><text:span text:style-name="T5_139">rzeczowa</text:span><text:span text:style-name="T5_140"><text:s/></text:span><text:span text:style-name="T5_141">i</text:span><text:span text:style-name="T5_142"><text:s/></text:span><text:span text:style-name="T5_143">poruszała</text:span><text:span text:style-name="T5_144"><text:s/></text:span><text:span text:style-name="T5_145">wiele</text:span><text:span text:style-name="T5_146"><text:s/></text:span><text:span text:style-name="T5_147">ważnych</text:span><text:span text:style-name="T5_148"><text:s/></text:span><text:span text:style-name="T5_149">i</text:span><text:span text:style-name="T5_150"><text:s/></text:span><text:span text:style-name="T5_151">nie</text:span><text:span text:style-name="T5_152"><text:s/></text:span><text:span text:style-name="T5_153">tylko</text:span><text:span text:style-name="T5_154"><text:s/></text:span><text:span text:style-name="T5_155">czysto</text:span><text:span text:style-name="T5_156"><text:s/></text:span><text:span text:style-name="T5_157">programistycznych</text:span><text:span text:style-name="T5_158"><text:s/></text:span><text:span text:style-name="T5_159">spraw</text:span><text:span text:style-name="T5_160">,<text:s/></text:span><text:span text:style-name="T5_161">które</text:span><text:span text:style-name="T5_162"><text:s/></text:span><text:span text:style-name="T5_163">muszą</text:span><text:span text:style-name="T5_164"><text:s/></text:span><text:span text:style-name="T5_165">brać</text:span><text:span text:style-name="T5_166"><text:s/></text:span><text:span text:style-name="T5_167">pod</text:span><text:span text:style-name="T5_168"><text:s/></text:span><text:span text:style-name="T5_169">uwagę</text:span><text:span text:style-name="T5_170"><text:s/></text:span><text:span text:style-name="T5_171">twórcy</text:span><text:span text:style-name="T5_172"><text:s/></text:span><text:span text:style-name="T5_173">tego</text:span><text:span text:style-name="T5_174"><text:s/></text:span><text:span text:style-name="T5_175">rodzaju</text:span><text:span text:style-name="T5_176"><text:s/></text:span><text:span text:style-name="T5_177">rozrywki</text:span><text:span text:style-name="T5_178">.<text:s/></text:span><text:span text:style-name="T5_179">Potem</text:span><text:span text:style-name="T5_180"><text:s/></text:span><text:span text:style-name="T5_181">był</text:span><text:span text:style-name="T5_182"><text:s/></text:span><text:span text:style-name="T5_183">wywiad</text:span><text:span text:style-name="T5_184"><text:s/></text:span><text:span text:style-name="T5_185">z</text:span><text:span text:style-name="T5_186"><text:s/></text:span><text:span text:style-name="T5_187">Yakowlewem</text:span><text:span text:style-name="T5_188"><text:s/></text:span><text:span text:style-name="T5_189">i</text:span><text:span text:style-name="T5_190"><text:s/></text:span><text:span text:style-name="T5_191">StacySolitude</text:span><text:span text:style-name="T5_192">,<text:s/></text:span><text:span text:style-name="T5_193">czyli</text:span><text:span text:style-name="T5_194"><text:s/></text:span><text:span text:style-name="T5_195">artystami</text:span><text:span text:style-name="T5_196"><text:s/></text:span><text:span text:style-name="T5_197">zza</text:span><text:span text:style-name="T5_198"><text:s/></text:span><text:span text:style-name="T5_199">naszej</text:span><text:span text:style-name="T5_200"><text:s/></text:span><text:span text:style-name="T5_201">wschodniej</text:span><text:span text:style-name="T5_202"><text:s/></text:span><text:span text:style-name="T5_203">granicy</text:span><text:span text:style-name="T5_204">.<text:s/></text:span><text:span text:style-name="T5_205">Przybliżyli</text:span><text:span text:style-name="T5_206"><text:s/></text:span><text:span text:style-name="T5_207">nam</text:span><text:span text:style-name="T5_208"><text:s/></text:span><text:span text:style-name="T5_209">swoje</text:span><text:span text:style-name="T5_210"><text:s/></text:span><text:span text:style-name="T5_211">hobby</text:span><text:span text:style-name="T5_212"><text:s/></text:span><text:span text:style-name="T5_213">od</text:span><text:span text:style-name="T5_214"><text:s/></text:span><text:span text:style-name="T5_215">strony</text:span><text:span text:style-name="T5_216"><text:s/></text:span><text:span text:style-name="T5_217">technicznej</text:span><text:span text:style-name="T5_218">,<text:s/></text:span><text:span text:style-name="T5_219">jak</text:span><text:span text:style-name="T5_220"><text:s/></text:span><text:span text:style-name="T5_221">doszli</text:span><text:span text:style-name="T5_222"><text:s/></text:span><text:span text:style-name="T5_223">do</text:span><text:span text:style-name="T5_224"><text:s/></text:span><text:span text:style-name="T5_225">takiego</text:span><text:span text:style-name="T5_226"><text:s/></text:span><text:span text:style-name="T5_227">poziomu</text:span><text:span text:style-name="T5_228"><text:s/></text:span><text:span text:style-name="T5_229">i</text:span><text:span text:style-name="T5_230"><text:s/></text:span><text:span text:style-name="T5_231">dlaczego</text:span><text:span text:style-name="T5_232"><text:s/></text:span><text:span text:style-name="T5_233">tworzą</text:span><text:span text:style-name="T5_234"><text:s/></text:span><text:span text:style-name="T5_235">to</text:span><text:span text:style-name="T5_236">,<text:s/></text:span><text:span text:style-name="T5_237">a</text:span><text:span text:style-name="T5_238"><text:s/></text:span><text:span text:style-name="T5_239">nie</text:span><text:span text:style-name="T5_240"><text:s/></text:span><text:span text:style-name="T5_241">co</text:span><text:span text:style-name="T5_242"><text:s/></text:span><text:span text:style-name="T5_243">innego</text:span><text:span text:style-name="T5_244">.<text:s/></text:span></text:p>
      <text:p text:style-name="P6"><text:span text:style-name="T6_1">Potem</text:span><text:span text:style-name="T6_2"><text:s/></text:span><text:span text:style-name="T6_3">nastała</text:span><text:span text:style-name="T6_4"><text:s/></text:span><text:span text:style-name="T6_5">noc</text:span><text:span text:style-name="T6_6">.<text:s/></text:span><text:span text:style-name="T6_7">Nie</text:span><text:span text:style-name="T6_8"><text:s/></text:span><text:span text:style-name="T6_9">oznacza</text:span><text:span text:style-name="T6_10"><text:s/></text:span><text:span text:style-name="T6_11">to</text:span><text:span text:style-name="T6_12">,<text:s/></text:span><text:span text:style-name="T6_13">że</text:span><text:span text:style-name="T6_14"><text:s/></text:span><text:span text:style-name="T6_15">panele</text:span><text:span text:style-name="T6_16"><text:s/></text:span><text:span text:style-name="T6_17">się</text:span><text:span text:style-name="T6_18"><text:s/></text:span><text:span text:style-name="T6_19">skończyły</text:span><text:span text:style-name="T6_20">.<text:s/></text:span><text:span text:style-name="T6_21">Były</text:span><text:span text:style-name="T6_22"><text:s/></text:span><text:span text:style-name="T6_23">jeszcze</text:span><text:span text:style-name="T6_24"><text:s/></text:span><text:span text:style-name="T6_25">dyskusje</text:span><text:span text:style-name="T6_26">,<text:s/></text:span><text:span text:style-name="T6_27">takie</text:span><text:span text:style-name="T6_28"><text:s/></text:span><text:span text:style-name="T6_29">oficjalne</text:span><text:span text:style-name="T6_30"><text:s/></text:span><text:span text:style-name="T6_31">i</text:span><text:span text:style-name="T6_32"><text:s/></text:span><text:span text:style-name="T6_33">umieszczone</text:span><text:span text:style-name="T6_34"><text:s/></text:span><text:span text:style-name="T6_35">w</text:span><text:span text:style-name="T6_36"><text:s/></text:span><text:span text:style-name="T6_37">grafiku</text:span><text:span text:style-name="T6_38">,<text:s/></text:span><text:span text:style-name="T6_39">do</text:span><text:span text:style-name="T6_40"><text:s/></text:span><text:span text:style-name="T6_41">późnych</text:span><text:span text:style-name="T6_42"><text:s/></text:span><text:span text:style-name="T6_43">godzin</text:span><text:span text:style-name="T6_44">,<text:s/></text:span><text:span text:style-name="T6_45">a</text:span><text:span text:style-name="T6_46"><text:s/></text:span><text:span text:style-name="T6_47">na</text:span><text:span text:style-name="T6_48"><text:s/></text:span><text:span text:style-name="T6_49">sali</text:span><text:span text:style-name="T6_50"><text:s/></text:span><text:span text:style-name="T6_51">gimnastycznej</text:span><text:span text:style-name="T6_52"><text:s/></text:span><text:span text:style-name="T6_53">trwały</text:span><text:span text:style-name="T6_54"><text:s/></text:span><text:span text:style-name="T6_55">koncerty</text:span><text:span text:style-name="T6_56"><text:s/></text:span><text:span text:style-name="T6_57">i</text:span><text:span text:style-name="T6_58"><text:s/></text:span><text:span text:style-name="T6_59">dyskoteka</text:span><text:span text:style-name="T6_60">.<text:s/></text:span><text:span text:style-name="T6_61">Niestety</text:span><text:span text:style-name="T6_62">,<text:s/></text:span><text:span text:style-name="T6_63">relacji</text:span><text:span text:style-name="T6_64"><text:s/></text:span><text:span text:style-name="T6_65">z</text:span><text:span text:style-name="T6_66"><text:s/></text:span><text:span text:style-name="T6_67">nich</text:span><text:span text:style-name="T6_68"><text:s/></text:span><text:span text:style-name="T6_69">nie</text:span><text:span text:style-name="T6_70"><text:s/></text:span><text:span text:style-name="T6_71">zdam</text:span><text:span text:style-name="T6_72">,<text:s/></text:span><text:span text:style-name="T6_73">bo</text:span><text:span text:style-name="T6_74"><text:s/></text:span><text:span text:style-name="T6_75">utonąłem</text:span><text:span text:style-name="T6_76"><text:s/></text:span><text:span text:style-name="T6_77">w</text:span><text:span text:style-name="T6_78"><text:s/></text:span><text:span text:style-name="T6_79">sali</text:span><text:span text:style-name="T6_80"><text:s/></text:span><text:span text:style-name="T6_81">karaoke</text:span><text:span text:style-name="T6_82">,<text:s/></text:span><text:span text:style-name="T6_83">gdzie</text:span><text:span text:style-name="T6_84"><text:s/>„</text:span><text:span text:style-name="T6_85">darłem</text:span><text:span text:style-name="T6_86"><text:s/></text:span><text:span text:style-name="T6_87">ryja</text:span><text:span text:style-name="T6_88">”<text:s/></text:span><text:span text:style-name="T6_89">aż</text:span><text:span text:style-name="T6_90"><text:s/></text:span><text:span text:style-name="T6_91">do</text:span><text:span text:style-name="T6_92"><text:s/></text:span><text:span text:style-name="T6_93">białego</text:span><text:span text:style-name="T6_94"><text:s/></text:span><text:span text:style-name="T6_95">rana</text:span><text:span text:style-name="T6_96">.<text:s/></text:span><text:span text:style-name="T6_97">Dzień</text:span><text:span text:style-name="T6_98"><text:s/></text:span><text:span text:style-name="T6_99">drugi</text:span><text:span text:style-name="T6_100"><text:s/></text:span><text:span text:style-name="T6_101">zaczął</text:span><text:span text:style-name="T6_102"><text:s/></text:span><text:span text:style-name="T6_103">się</text:span><text:span text:style-name="T6_104"><text:s/></text:span><text:span text:style-name="T6_105">wywiadem</text:span><text:span text:style-name="T6_106"><text:s/></text:span><text:span text:style-name="T6_107">z</text:span><text:span text:style-name="T6_108"><text:s/></text:span><text:span text:style-name="T6_109">Korą</text:span><text:span text:style-name="T6_110"><text:s/></text:span><text:span text:style-name="T6_111">Kosicką</text:span><text:span text:style-name="T6_112">,<text:s/></text:span><text:span text:style-name="T6_113">gdzie</text:span><text:span text:style-name="T6_114"><text:s/></text:span><text:span text:style-name="T6_115">przedstawiała</text:span><text:span text:style-name="T6_116">,<text:s/></text:span><text:span text:style-name="T6_117">jak</text:span><text:span text:style-name="T6_118"><text:s/></text:span><text:span text:style-name="T6_119">wygląda</text:span><text:span text:style-name="T6_120"><text:s/></text:span><text:span text:style-name="T6_121">praca</text:span><text:span text:style-name="T6_122"><text:s/></text:span><text:span text:style-name="T6_123">w</text:span><text:span text:style-name="T6_124"><text:s/></text:span><text:span text:style-name="T6_125">przemyśle</text:span><text:span text:style-name="T6_126"><text:s/></text:span><text:span text:style-name="T6_127">animacji</text:span><text:span text:style-name="T6_128"><text:s/></text:span><text:span text:style-name="T6_129">od</text:span><text:span text:style-name="T6_130"><text:s/></text:span><text:span text:style-name="T6_131">środka</text:span><text:span text:style-name="T6_132">,<text:s/></text:span><text:span text:style-name="T6_133">czyli</text:span><text:span text:style-name="T6_134"><text:s/></text:span><text:span text:style-name="T6_135">np</text:span><text:span text:style-name="T6_136">.<text:s/></text:span><text:span text:style-name="T6_137">jak</text:span><text:span text:style-name="T6_138"><text:s/></text:span><text:span text:style-name="T6_139">wyglądają</text:span><text:span text:style-name="T6_140"><text:s/></text:span><text:span text:style-name="T6_141">te</text:span><text:span text:style-name="T6_142"><text:s/></text:span><text:span text:style-name="T6_143">wszystkie</text:span><text:span text:style-name="T6_144"><text:s/></text:span><text:span text:style-name="T6_145">kroki</text:span><text:span text:style-name="T6_146">,<text:s/></text:span><text:span text:style-name="T6_147">które</text:span><text:span text:style-name="T6_148"><text:s/></text:span><text:span text:style-name="T6_149">prowadzą</text:span><text:span text:style-name="T6_150"><text:s/></text:span><text:span text:style-name="T6_151">do</text:span><text:span text:style-name="T6_152"><text:s/></text:span><text:span text:style-name="T6_153">tego</text:span><text:span text:style-name="T6_154">,<text:s/></text:span><text:span text:style-name="T6_155">że</text:span><text:span text:style-name="T6_156"><text:s/></text:span><text:span text:style-name="T6_157">dana</text:span><text:span text:style-name="T6_158"><text:s/></text:span><text:span text:style-name="T6_159">scena</text:span><text:span text:style-name="T6_160"><text:s/></text:span><text:span text:style-name="T6_161">wygląda</text:span><text:span text:style-name="T6_162"><text:s/></text:span><text:span text:style-name="T6_163">tak</text:span><text:span text:style-name="T6_164">,<text:s/></text:span><text:span text:style-name="T6_165">a</text:span><text:span text:style-name="T6_166"><text:s/></text:span><text:span text:style-name="T6_167">nie</text:span><text:span text:style-name="T6_168"><text:s/></text:span><text:span text:style-name="T6_169">inaczej</text:span><text:span text:style-name="T6_170">.<text:s/></text:span><text:span text:style-name="T6_171">Opowiedziała</text:span><text:span text:style-name="T6_172"><text:s/></text:span><text:span text:style-name="T6_173">także</text:span><text:span text:style-name="T6_174">,<text:s/></text:span><text:span text:style-name="T6_175">jak</text:span><text:span text:style-name="T6_176"><text:s/></text:span><text:span text:style-name="T6_177">wygląda</text:span><text:span text:style-name="T6_178"><text:s/></text:span><text:span text:style-name="T6_179">praca</text:span><text:span text:style-name="T6_180"><text:s/></text:span><text:span text:style-name="T6_181">przy</text:span><text:span text:style-name="T6_182"><text:s/></text:span><text:span text:style-name="T6_183">samym</text:span><text:span text:style-name="T6_184"><text:s/></text:span><text:span text:style-name="T6_185">MLP</text:span><text:span text:style-name="T6_186">,<text:s/></text:span><text:span text:style-name="T6_187">przy</text:span><text:span text:style-name="T6_188"><text:s/></text:span><text:span text:style-name="T6_189">okazji</text:span><text:span text:style-name="T6_190"><text:s/></text:span><text:span text:style-name="T6_191">podsuwając</text:span><text:span text:style-name="T6_192"><text:s/></text:span><text:span text:style-name="T6_193">kilka</text:span><text:span text:style-name="T6_194"><text:s/></text:span><text:span text:style-name="T6_195">drobnych</text:span><text:span text:style-name="T6_196"><text:s/></text:span><text:span text:style-name="T6_197">spoilerów</text:span><text:span text:style-name="T6_198"><text:s/></text:span><text:span text:style-name="T6_199">i</text:span><text:span text:style-name="T6_200"><text:s/></text:span><text:span text:style-name="T6_201">potencjalną</text:span><text:span text:style-name="T6_202"><text:s/></text:span><text:span text:style-name="T6_203">bombę</text:span><text:span text:style-name="T6_204">.<text:s/></text:span></text:p>
      <text:p text:style-name="P7"><text:span text:style-name="T7_1">Ponieważ</text:span><text:span text:style-name="T7_2"><text:s/></text:span><text:span text:style-name="T7_3">nie</text:span><text:span text:style-name="T7_4"><text:s/></text:span><text:span text:style-name="T7_5">jestem</text:span><text:span text:style-name="T7_6"><text:s/></text:span><text:span text:style-name="T7_7">Chrysalis</text:span><text:span text:style-name="T7_8"><text:s/></text:span><text:span text:style-name="T7_9">i</text:span><text:span text:style-name="T7_10"><text:s/></text:span><text:span text:style-name="T7_11">miłością</text:span><text:span text:style-name="T7_12"><text:s/></text:span><text:span text:style-name="T7_13">się</text:span><text:span text:style-name="T7_14"><text:s/></text:span><text:span text:style-name="T7_15">nie</text:span><text:span text:style-name="T7_16"><text:s/></text:span><text:span text:style-name="T7_17">żywię</text:span><text:span text:style-name="T7_18">,<text:s/></text:span><text:span text:style-name="T7_19">udałem</text:span><text:span text:style-name="T7_20"><text:s/></text:span><text:span text:style-name="T7_21">się</text:span><text:span text:style-name="T7_22"><text:s/></text:span><text:span text:style-name="T7_23">na</text:span><text:span text:style-name="T7_24"><text:s/></text:span><text:span text:style-name="T7_25">poszukiwanie</text:span><text:span text:style-name="T7_26"><text:s/></text:span><text:span text:style-name="T7_27">strawy</text:span><text:span text:style-name="T7_28">,<text:s/></text:span><text:span text:style-name="T7_29">ale</text:span><text:span text:style-name="T7_30"><text:s/></text:span><text:span text:style-name="T7_31">na</text:span><text:span text:style-name="T7_32"><text:s/></text:span><text:span text:style-name="T7_33">teren</text:span><text:span text:style-name="T7_34"><text:s/></text:span><text:span text:style-name="T7_35">konwentu</text:span><text:span text:style-name="T7_36"><text:s/></text:span><text:span text:style-name="T7_37">wróciłem</text:span><text:span text:style-name="T7_38"><text:s/></text:span><text:span text:style-name="T7_39">w</text:span><text:span text:style-name="T7_40"><text:s/></text:span><text:span text:style-name="T7_41">idealnym</text:span><text:span text:style-name="T7_42"><text:s/></text:span><text:span text:style-name="T7_43">momencie</text:span><text:span text:style-name="T7_44">.<text:s/></text:span><text:span text:style-name="T7_45">Trafiłem</text:span><text:span text:style-name="T7_46"><text:s/></text:span><text:span text:style-name="T7_47">akurat</text:span><text:span text:style-name="T7_48"><text:s/></text:span><text:span text:style-name="T7_49">na</text:span><text:span text:style-name="T7_50"><text:s/></text:span><text:span text:style-name="T7_51">odpalanie</text:span><text:span text:style-name="T7_52"><text:s/></text:span><text:span text:style-name="T7_53">prostej</text:span><text:span text:style-name="T7_54"><text:s/></text:span><text:span text:style-name="T7_55">rakiety</text:span><text:span text:style-name="T7_56">,<text:s/></text:span><text:span text:style-name="T7_57">chyba</text:span><text:span text:style-name="T7_58"><text:s/></text:span><text:span text:style-name="T7_59">na</text:span><text:span text:style-name="T7_60"><text:s/></text:span><text:span text:style-name="T7_61">denaturat</text:span><text:span text:style-name="T7_62">.<text:s/></text:span><text:span text:style-name="T7_63">Nie</text:span><text:span text:style-name="T7_64"><text:s/></text:span><text:span text:style-name="T7_65">mam</text:span><text:span text:style-name="T7_66"><text:s/></text:span><text:span text:style-name="T7_67">pojęcia</text:span><text:span text:style-name="T7_68"><text:s/></text:span><text:span text:style-name="T7_69">jaka</text:span><text:span text:style-name="T7_70"><text:s/></text:span><text:span text:style-name="T7_71">to</text:span><text:span text:style-name="T7_72"><text:s/></text:span><text:span text:style-name="T7_73">była</text:span><text:span text:style-name="T7_74"><text:s/></text:span><text:span text:style-name="T7_75">prelekcja</text:span><text:span text:style-name="T7_76">,<text:s/></text:span><text:span text:style-name="T7_77">ale</text:span><text:span text:style-name="T7_78"><text:s/></text:span><text:span text:style-name="T7_79">zabawa</text:span><text:span text:style-name="T7_80"><text:s/></text:span><text:span text:style-name="T7_81">była</text:span><text:span text:style-name="T7_82"><text:s/></text:span><text:span text:style-name="T7_83">przednia</text:span><text:span text:style-name="T7_84">.<text:s/></text:span><text:span text:style-name="T7_85">Dodatkowo</text:span><text:span text:style-name="T7_86"><text:s/></text:span><text:span text:style-name="T7_87">na</text:span><text:span text:style-name="T7_88"><text:s/></text:span><text:span text:style-name="T7_89">plus</text:span><text:span text:style-name="T7_90"><text:s/></text:span><text:span text:style-name="T7_91">należy</text:span><text:span text:style-name="T7_92"><text:s/></text:span><text:span text:style-name="T7_93">zaliczyć</text:span><text:span text:style-name="T7_94"><text:s/></text:span><text:span text:style-name="T7_95">fakt</text:span><text:span text:style-name="T7_96">,<text:s/></text:span><text:span text:style-name="T7_97">że</text:span><text:span text:style-name="T7_98"><text:s/></text:span><text:span text:style-name="T7_99">nie</text:span><text:span text:style-name="T7_100"><text:s/></text:span><text:span text:style-name="T7_101">ściągnęliśmy</text:span><text:span text:style-name="T7_102"><text:s/></text:span><text:span text:style-name="T7_103">na</text:span><text:span text:style-name="T7_104"><text:s/></text:span><text:span text:style-name="T7_105">siebie</text:span><text:span text:style-name="T7_106"><text:s/></text:span><text:span text:style-name="T7_107">uwagi</text:span><text:span text:style-name="T7_108"><text:s/></text:span><text:span text:style-name="T7_109">wojska</text:span><text:span text:style-name="T7_110">,<text:s/></text:span><text:span text:style-name="T7_111">które</text:span><text:span text:style-name="T7_112"><text:s/></text:span><text:span text:style-name="T7_113">ochraniało</text:span><text:span text:style-name="T7_114"><text:s/></text:span><text:span text:style-name="T7_115">szczyt</text:span><text:span text:style-name="T7_116"><text:s/></text:span><text:span text:style-name="T7_117">NATO</text:span><text:span text:style-name="T7_118">,<text:s/></text:span><text:span text:style-name="T7_119">do</text:span><text:span text:style-name="T7_120"><text:s/></text:span><text:span text:style-name="T7_121">którego</text:span><text:span text:style-name="T7_122"><text:s/></text:span><text:span text:style-name="T7_123">mieliśmy</text:span><text:span text:style-name="T7_124"><text:s/>2,3<text:s/></text:span><text:span text:style-name="T7_125">km</text:span><text:span text:style-name="T7_126"><text:s/></text:span><text:span text:style-name="T7_127">w</text:span><text:span text:style-name="T7_128"><text:s/></text:span><text:span text:style-name="T7_129">linii</text:span><text:span text:style-name="T7_130"><text:s/></text:span><text:span text:style-name="T7_131">prostej</text:span><text:span text:style-name="T7_132">,<text:s/></text:span><text:span text:style-name="T7_133">a</text:span><text:span text:style-name="T7_134"><text:s/></text:span><text:span text:style-name="T7_135">nad</text:span><text:span text:style-name="T7_136"><text:s/></text:span><text:span text:style-name="T7_137">szkołą</text:span><text:span text:style-name="T7_138"><text:s/></text:span><text:span text:style-name="T7_139">regularnie</text:span><text:span text:style-name="T7_140"><text:s/></text:span><text:span text:style-name="T7_141">przelatywał</text:span><text:span text:style-name="T7_142"><text:s/></text:span><text:span text:style-name="T7_143">śmigłowiec</text:span><text:span text:style-name="T7_144"><text:s/></text:span><text:span text:style-name="T7_145">patrolowy</text:span><text:span text:style-name="T7_146">,<text:s/></text:span><text:span text:style-name="T7_147">także</text:span><text:span text:style-name="T7_148"><text:s/></text:span><text:span text:style-name="T7_149">w</text:span><text:span text:style-name="T7_150"><text:s/></text:span><text:span text:style-name="T7_151">momencie</text:span><text:span text:style-name="T7_152"><text:s/></text:span><text:span text:style-name="T7_153">przygotowania</text:span><text:span text:style-name="T7_154"><text:s/></text:span><text:span text:style-name="T7_155">do</text:span><text:span text:style-name="T7_156"><text:s/></text:span><text:span text:style-name="T7_157">odpalenia</text:span><text:span text:style-name="T7_158"><text:s/></text:span><text:span text:style-name="T7_159">rakiety</text:span><text:span text:style-name="T7_160">.<text:s/></text:span><text:span text:style-name="T7_161">Jako</text:span><text:span text:style-name="T7_162"><text:s/></text:span><text:span text:style-name="T7_163">ostatni</text:span><text:span text:style-name="T7_164"><text:s/></text:span><text:span text:style-name="T7_165">panel</text:span><text:span text:style-name="T7_166"><text:s/></text:span><text:span text:style-name="T7_167">na</text:span><text:span text:style-name="T7_168"><text:s/></text:span><text:span text:style-name="T7_169">konwencie</text:span><text:span text:style-name="T7_170"><text:s/></text:span><text:span text:style-name="T7_171">słuchałem</text:span><text:span text:style-name="T7_172"><text:s/></text:span><text:span text:style-name="T7_173">wywiadu</text:span><text:span text:style-name="T7_174"><text:s/></text:span><text:span text:style-name="T7_175">z</text:span><text:span text:style-name="T7_176"><text:s/></text:span><text:span text:style-name="T7_177">Mikołajem</text:span><text:span text:style-name="T7_178"><text:s/></text:span><text:span text:style-name="T7_179">Klimkiem</text:span><text:span text:style-name="T7_180">.<text:s/></text:span><text:span text:style-name="T7_181">Wypowiedzenie</text:span><text:span text:style-name="T7_182"><text:s/></text:span><text:span text:style-name="T7_183">głosem</text:span><text:span text:style-name="T7_184"><text:s/></text:span><text:span text:style-name="T7_185">króla</text:span><text:span text:style-name="T7_186"><text:s/></text:span><text:span text:style-name="T7_187">Sombry</text:span><text:span text:style-name="T7_188"><text:s/>„</text:span><text:span text:style-name="T7_189">Moje</text:span><text:span text:style-name="T7_190"><text:s/></text:span><text:span text:style-name="T7_191">kryształowe</text:span><text:span text:style-name="T7_192"><text:s/></text:span><text:span text:style-name="T7_193">nałożnice</text:span><text:span text:style-name="T7_194">”,<text:s/></text:span><text:span text:style-name="T7_195">jest</text:span><text:span text:style-name="T7_196"><text:s/></text:span><text:span text:style-name="T7_197">wystarczającym</text:span><text:span text:style-name="T7_198"><text:s/></text:span><text:span text:style-name="T7_199">podsumowaniem</text:span><text:span text:style-name="T7_200"><text:s/></text:span><text:span text:style-name="T7_201">tego</text:span><text:span text:style-name="T7_202">,<text:s/></text:span><text:span text:style-name="T7_203">jak</text:span><text:span text:style-name="T7_204"><text:s/></text:span><text:span text:style-name="T7_205">wesoło</text:span><text:span text:style-name="T7_206"><text:s/></text:span><text:span text:style-name="T7_207">było</text:span><text:span text:style-name="T7_208"><text:s/></text:span><text:span text:style-name="T7_209">na</text:span><text:span text:style-name="T7_210"><text:s/></text:span><text:span text:style-name="T7_211">tym</text:span><text:span text:style-name="T7_212"><text:s/></text:span><text:span text:style-name="T7_213">panelu</text:span><text:span text:style-name="T7_214">.<text:s/></text:span><text:span text:style-name="T7_215">Na</text:span><text:span text:style-name="T7_216"><text:s/></text:span><text:span text:style-name="T7_217">sam</text:span><text:span text:style-name="T7_218"><text:s/></text:span><text:span text:style-name="T7_219">koniec</text:span><text:span text:style-name="T7_220"><text:s/></text:span><text:span text:style-name="T7_221">była</text:span><text:span text:style-name="T7_222"><text:s/></text:span><text:span text:style-name="T7_223">tradycyjna</text:span><text:span text:style-name="T7_224"><text:s/></text:span><text:span text:style-name="T7_225">aukcja</text:span><text:span text:style-name="T7_226"><text:s/></text:span><text:span text:style-name="T7_227">charytatywna</text:span><text:span text:style-name="T7_228">,<text:s/></text:span><text:span text:style-name="T7_229">na</text:span><text:span text:style-name="T7_230"><text:s/></text:span><text:span text:style-name="T7_231">której</text:span><text:span text:style-name="T7_232"><text:s/></text:span><text:span text:style-name="T7_233">udało</text:span><text:span text:style-name="T7_234"><text:s/></text:span><text:span text:style-name="T7_235">się</text:span><text:span text:style-name="T7_236"><text:s/></text:span><text:span text:style-name="T7_237">zebrać</text:span><text:span text:style-name="T7_238"><text:s/>1120<text:s/></text:span><text:span text:style-name="T7_239">zł</text:span><text:span text:style-name="T7_240">.<text:s/></text:span><text:span text:style-name="T7_241">Potem</text:span><text:span text:style-name="T7_242"><text:s/></text:span><text:span text:style-name="T7_243">oficjalne</text:span><text:span text:style-name="T7_244"><text:s/></text:span><text:span text:style-name="T7_245">zamknięcie</text:span><text:span text:style-name="T7_246">,<text:s/></text:span><text:span text:style-name="T7_247">wspólna</text:span><text:span text:style-name="T7_248"><text:s/></text:span><text:span text:style-name="T7_249">fotografia</text:span><text:span text:style-name="T7_250"><text:s/></text:span><text:span text:style-name="T7_251">i</text:span><text:span text:style-name="T7_252"><text:s/></text:span><text:span text:style-name="T7_253">każdy</text:span><text:span text:style-name="T7_254"><text:s/></text:span><text:span text:style-name="T7_255">udał</text:span><text:span text:style-name="T7_256"><text:s/></text:span><text:span text:style-name="T7_257">się</text:span><text:span text:style-name="T7_258"><text:s/></text:span><text:span text:style-name="T7_259">w</text:span><text:span text:style-name="T7_260"><text:s/></text:span><text:span text:style-name="T7_261">swoją</text:span><text:span text:style-name="T7_262"><text:s/></text:span><text:span text:style-name="T7_263">stronę</text:span><text:span text:style-name="T7_264">.<text:s/></text:span><text:span text:style-name="T7_265">Jedni</text:span><text:span text:style-name="T7_266"><text:s/></text:span><text:span text:style-name="T7_267">do</text:span><text:span text:style-name="T7_268"><text:s/></text:span><text:span text:style-name="T7_269">domu</text:span><text:span text:style-name="T7_270">,<text:s/></text:span><text:span text:style-name="T7_271">inni</text:span><text:span text:style-name="T7_272"><text:s/></text:span><text:span text:style-name="T7_273">by</text:span><text:span text:style-name="T7_274"><text:s/></text:span><text:span text:style-name="T7_275">jeszcze</text:span><text:span text:style-name="T7_276"><text:s/></text:span><text:span text:style-name="T7_277">się</text:span><text:span text:style-name="T7_278"><text:s/></text:span><text:span text:style-name="T7_279">pobawić</text:span><text:span text:style-name="T7_280">.<text:s/></text:span></text:p>
      <text:p text:style-name="P8"><text:span text:style-name="T8_1">Całość</text:span><text:span text:style-name="T8_2"><text:s/></text:span><text:span text:style-name="T8_3">wydarzenia</text:span><text:span text:style-name="T8_4"><text:s/></text:span><text:span text:style-name="T8_5">oceniam</text:span><text:span text:style-name="T8_6"><text:s/></text:span><text:span text:style-name="T8_7">bardzo</text:span><text:span text:style-name="T8_8"><text:s/></text:span><text:span text:style-name="T8_9">pozytywnie</text:span><text:span text:style-name="T8_10">.<text:s/></text:span><text:span text:style-name="T8_11">Wszystko</text:span><text:span text:style-name="T8_12"><text:s/></text:span><text:span text:style-name="T8_13">działało</text:span><text:span text:style-name="T8_14"><text:s/></text:span><text:span text:style-name="T8_15">sprawnie</text:span><text:span text:style-name="T8_16"><text:s/></text:span><text:span text:style-name="T8_17">od</text:span><text:span text:style-name="T8_18"><text:s/></text:span><text:span text:style-name="T8_19">strony</text:span><text:span text:style-name="T8_20"><text:s/></text:span><text:span text:style-name="T8_21">organizatorskiej</text:span><text:span text:style-name="T8_22">,<text:s/></text:span><text:span text:style-name="T8_23">ludzie</text:span><text:span text:style-name="T8_24"><text:s/></text:span><text:span text:style-name="T8_25">dopisali</text:span><text:span text:style-name="T8_26">,<text:s/></text:span><text:span text:style-name="T8_27">a</text:span><text:span text:style-name="T8_28"><text:s/></text:span><text:span text:style-name="T8_29">sam</text:span><text:span text:style-name="T8_30"><text:s/></text:span><text:span text:style-name="T8_31">konwent</text:span><text:span text:style-name="T8_32"><text:s/></text:span><text:span text:style-name="T8_33">był</text:span><text:span text:style-name="T8_34"><text:s/></text:span><text:span text:style-name="T8_35">tak</text:span><text:span text:style-name="T8_36"><text:s/></text:span><text:span text:style-name="T8_37">zaplanowany</text:span><text:span text:style-name="T8_38">,<text:s/></text:span><text:span text:style-name="T8_39">że</text:span><text:span text:style-name="T8_40"><text:s/></text:span><text:span text:style-name="T8_41">każdy</text:span><text:span text:style-name="T8_42"><text:s/></text:span><text:span text:style-name="T8_43">mógł</text:span><text:span text:style-name="T8_44"><text:s/></text:span><text:span text:style-name="T8_45">znaleźć</text:span><text:span text:style-name="T8_46"><text:s/></text:span><text:span text:style-name="T8_47">coś</text:span><text:span text:style-name="T8_48"><text:s/></text:span><text:span text:style-name="T8_49">dla</text:span><text:span text:style-name="T8_50"><text:s/></text:span><text:span text:style-name="T8_51">siebie</text:span><text:span text:style-name="T8_52">.<text:s/></text:span><text:span text:style-name="T8_53">I</text:span><text:span text:style-name="T8_54"><text:s/></text:span><text:span text:style-name="T8_55">tak</text:span><text:span text:style-name="T8_56"><text:s/></text:span><text:span text:style-name="T8_57">jak</text:span><text:span text:style-name="T8_58"><text:s/></text:span><text:span text:style-name="T8_59">w</text:span><text:span text:style-name="T8_60"><text:s/></text:span><text:span text:style-name="T8_61">zeszłym</text:span><text:span text:style-name="T8_62"><text:s/></text:span><text:span text:style-name="T8_63">roku</text:span><text:span text:style-name="T8_64"><text:s/></text:span><text:span text:style-name="T8_65">relację</text:span><text:span text:style-name="T8_66"><text:s/></text:span><text:span text:style-name="T8_67">z</text:span><text:span text:style-name="T8_68"><text:s/></text:span><text:span text:style-name="T8_69">Vistuliana</text:span><text:span text:style-name="T8_70"><text:s/></text:span><text:span text:style-name="T8_71">zacząłem</text:span><text:span text:style-name="T8_72"><text:s/></text:span><text:span text:style-name="T8_73">od</text:span><text:span text:style-name="T8_74"><text:s/></text:span><text:span text:style-name="T8_75">tego</text:span><text:span text:style-name="T8_76">,<text:s/></text:span><text:span text:style-name="T8_77">co</text:span><text:span text:style-name="T8_78"><text:s/></text:span><text:span text:style-name="T8_79">poszło</text:span><text:span text:style-name="T8_80"><text:s/></text:span><text:span text:style-name="T8_81">nie</text:span><text:span text:style-name="T8_82"><text:s/></text:span><text:span text:style-name="T8_83">tak</text:span><text:span text:style-name="T8_84">,<text:s/></text:span><text:span text:style-name="T8_85">tak</text:span><text:span text:style-name="T8_86"><text:s/></text:span><text:span text:style-name="T8_87">teraz</text:span><text:span text:style-name="T8_88"><text:s/></text:span><text:span text:style-name="T8_89">z</text:span><text:span text:style-name="T8_90"><text:s/></text:span><text:span text:style-name="T8_91">czystym</text:span><text:span text:style-name="T8_92"><text:s/></text:span><text:span text:style-name="T8_93">sumieniem</text:span><text:span text:style-name="T8_94"><text:s/></text:span><text:span text:style-name="T8_95">mogę</text:span><text:span text:style-name="T8_96"><text:s/></text:span><text:span text:style-name="T8_97">powiedzieć</text:span><text:span text:style-name="T8_98">,<text:s/></text:span><text:span text:style-name="T8_99">że</text:span><text:span text:style-name="T8_100"><text:s/></text:span><text:span text:style-name="T8_101">MEC</text:span><text:span text:style-name="T8_102"><text:s/></text:span><text:span text:style-name="T8_103">nie</text:span><text:span text:style-name="T8_104"><text:s/></text:span><text:span text:style-name="T8_105">posiadał</text:span><text:span text:style-name="T8_106"><text:s/></text:span><text:span text:style-name="T8_107">żadnych</text:span><text:span text:style-name="T8_108"><text:s/></text:span><text:span text:style-name="T8_109">z</text:span><text:span text:style-name="T8_110"><text:s/></text:span><text:span text:style-name="T8_111">tych</text:span><text:span text:style-name="T8_112"><text:s/></text:span><text:span text:style-name="T8_113">uwag</text:span><text:span text:style-name="T8_114">,<text:s/></text:span><text:span text:style-name="T8_115">które</text:span><text:span text:style-name="T8_116"><text:s/></text:span><text:span text:style-name="T8_117">wtedy</text:span><text:span text:style-name="T8_118"><text:s/></text:span><text:span text:style-name="T8_119">przedstawiłem</text:span><text:span text:style-name="T8_120">,<text:s/></text:span><text:span text:style-name="T8_121">a</text:span><text:span text:style-name="T8_122"><text:s/></text:span><text:span text:style-name="T8_123">porównanie</text:span><text:span text:style-name="T8_124"><text:s/></text:span><text:span text:style-name="T8_125">do</text:span><text:span text:style-name="T8_126"><text:s/></text:span><text:span text:style-name="T8_127">udanej</text:span><text:span text:style-name="T8_128"><text:s/></text:span><text:span text:style-name="T8_129">organizacji</text:span><text:span text:style-name="T8_130"><text:s/></text:span><text:span text:style-name="T8_131">Crystal</text:span><text:span text:style-name="T8_132"><text:s/></text:span><text:span text:style-name="T8_133">Fair</text:span><text:span text:style-name="T8_134"><text:s/></text:span><text:span text:style-name="T8_135">nie</text:span><text:span text:style-name="T8_136"><text:s/></text:span><text:span text:style-name="T8_137">będzie</text:span><text:span text:style-name="T8_138"><text:s/></text:span><text:span text:style-name="T8_139">służyło</text:span><text:span text:style-name="T8_140"><text:s/></text:span><text:span text:style-name="T8_141">wytykaniu</text:span><text:span text:style-name="T8_142"><text:s/></text:span><text:span text:style-name="T8_143">różnic</text:span><text:span text:style-name="T8_144">,<text:s/></text:span><text:span text:style-name="T8_145">lecz</text:span><text:span text:style-name="T8_146"><text:s/></text:span><text:span text:style-name="T8_147">udowodni</text:span><text:span text:style-name="T8_148">,<text:s/></text:span><text:span text:style-name="T8_149">że</text:span><text:span text:style-name="T8_150"><text:s/></text:span><text:span text:style-name="T8_151">można</text:span><text:span text:style-name="T8_152"><text:s/></text:span><text:span text:style-name="T8_153">takie</text:span><text:span text:style-name="T8_154"><text:s/></text:span><text:span text:style-name="T8_155">coś</text:span><text:span text:style-name="T8_156"><text:s/></text:span><text:span text:style-name="T8_157">powtórzyć</text:span><text:span text:style-name="T8_158">.<text:s/></text:span><text:span text:style-name="T8_159">Dobra</text:span><text:span text:style-name="T8_160"><text:s/></text:span><text:span text:style-name="T8_161">robota</text:span><text:span text:style-name="T8_162">,<text:s/></text:span><text:span text:style-name="T8_163">organizatorzy</text:span><text:span text:style-name="T8_164">!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